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jalla One" svg:font-family="'Fjalla One', sans-serif"/>
    <style:font-face style:name="Lohit Hindi1" svg:font-family="'Lohit Hindi'"/>
    <style:font-face style:name="Menlo" svg:font-family="Menlo, Monaco, 'Andale Mono', 'lucida console', 'Courier New', monospace"/>
    <style:font-face style:name="PT Serif" svg:font-family="'PT Serif', Georgia, Times, 'Times New Roman', serif"/>
    <style:font-face style:name="inherit" svg:font-family="inherit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.734in" table:align="left"/>
    </style:style>
    <style:style style:name="Table1.A" style:family="table-column">
      <style:table-column-properties style:column-width="0.1674in"/>
    </style:style>
    <style:style style:name="Table1.B" style:family="table-column">
      <style:table-column-properties style:column-width="1.5667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5.0729in" table:align="left"/>
    </style:style>
    <style:style style:name="Table2.A" style:family="table-column">
      <style:table-column-properties style:column-width="0.1674in"/>
    </style:style>
    <style:style style:name="Table2.B" style:family="table-column">
      <style:table-column-properties style:column-width="4.9056in"/>
    </style:style>
    <style:style style:name="Table2.A1" style:family="table-cell">
      <style:table-cell-properties style:vertical-align="middle" fo:padding="0in" fo:border="none"/>
    </style:style>
    <style:style style:name="Table3" style:family="table">
      <style:table-properties style:width="5.1681in" table:align="left"/>
    </style:style>
    <style:style style:name="Table3.A" style:family="table-column">
      <style:table-column-properties style:column-width="0.1674in"/>
    </style:style>
    <style:style style:name="Table3.B" style:family="table-column">
      <style:table-column-properties style:column-width="5.0007in"/>
    </style:style>
    <style:style style:name="Table3.A1" style:family="table-cell">
      <style:table-cell-properties style:vertical-align="middle" fo:padding="0in" fo:border="none"/>
    </style:style>
    <style:style style:name="Table4" style:family="table">
      <style:table-properties style:width="0.7479in" table:align="left"/>
    </style:style>
    <style:style style:name="Table4.A" style:family="table-column">
      <style:table-column-properties style:column-width="0.1674in"/>
    </style:style>
    <style:style style:name="Table4.B" style:family="table-column">
      <style:table-column-properties style:column-width="0.5806in"/>
    </style:style>
    <style:style style:name="Table4.A1" style:family="table-cell">
      <style:table-cell-properties style:vertical-align="middle" fo:padding="0in" fo:border="none"/>
    </style:style>
    <style:style style:name="Table5" style:family="table">
      <style:table-properties style:width="1.3271in" table:align="left"/>
    </style:style>
    <style:style style:name="Table5.A" style:family="table-column">
      <style:table-column-properties style:column-width="0.1674in"/>
    </style:style>
    <style:style style:name="Table5.B" style:family="table-column">
      <style:table-column-properties style:column-width="1.1597in"/>
    </style:style>
    <style:style style:name="Table5.A1" style:family="table-cell">
      <style:table-cell-properties style:vertical-align="middle" fo:padding="0in" fo:border="none"/>
    </style:style>
    <style:style style:name="Table6" style:family="table">
      <style:table-properties style:width="5.2174in" table:align="left"/>
    </style:style>
    <style:style style:name="Table6.A" style:family="table-column">
      <style:table-column-properties style:column-width="0.1674in"/>
    </style:style>
    <style:style style:name="Table6.B" style:family="table-column">
      <style:table-column-properties style:column-width="5.05in"/>
    </style:style>
    <style:style style:name="Table6.A1" style:family="table-cell">
      <style:table-cell-properties style:vertical-align="middle" fo:padding="0in" fo:border="none"/>
    </style:style>
    <style:style style:name="Table7" style:family="table">
      <style:table-properties style:width="5.2313in" table:align="left"/>
    </style:style>
    <style:style style:name="Table7.A" style:family="table-column">
      <style:table-column-properties style:column-width="0.1674in"/>
    </style:style>
    <style:style style:name="Table7.B" style:family="table-column">
      <style:table-column-properties style:column-width="5.0639in"/>
    </style:style>
    <style:style style:name="Table7.A1" style:family="table-cell">
      <style:table-cell-properties style:vertical-align="middle" fo:padding="0in" fo:border="none"/>
    </style:style>
    <style:style style:name="Table8" style:family="table">
      <style:table-properties style:width="5.5285in" table:align="left"/>
    </style:style>
    <style:style style:name="Table8.A" style:family="table-column">
      <style:table-column-properties style:column-width="0.1674in"/>
    </style:style>
    <style:style style:name="Table8.B" style:family="table-column">
      <style:table-column-properties style:column-width="5.3611in"/>
    </style:style>
    <style:style style:name="Table8.A1" style:family="table-cell">
      <style:table-cell-properties style:vertical-align="middle" fo:padding="0in" fo:border="none"/>
    </style:style>
    <style:style style:name="Table9" style:family="table">
      <style:table-properties style:width="6.9944in" table:align="left"/>
    </style:style>
    <style:style style:name="Table9.A" style:family="table-column">
      <style:table-column-properties style:column-width="0.1674in"/>
    </style:style>
    <style:style style:name="Table9.B" style:family="table-column">
      <style:table-column-properties style:column-width="6.8271in"/>
    </style:style>
    <style:style style:name="Table9.A1" style:family="table-cell">
      <style:table-cell-properties style:vertical-align="middle" fo:padding="0in" fo:border="none"/>
    </style:style>
    <style:style style:name="Table10" style:family="table">
      <style:table-properties style:width="8.7889in" table:align="left"/>
    </style:style>
    <style:style style:name="Table10.A" style:family="table-column">
      <style:table-column-properties style:column-width="0.1674in"/>
    </style:style>
    <style:style style:name="Table10.B" style:family="table-column">
      <style:table-column-properties style:column-width="8.6215in"/>
    </style:style>
    <style:style style:name="Table10.A1" style:family="table-cell">
      <style:table-cell-properties style:vertical-align="middle" fo:padding="0in" fo:border="none"/>
    </style:style>
    <style:style style:name="Table11" style:family="table">
      <style:table-properties style:width="8.5757in" table:align="left"/>
    </style:style>
    <style:style style:name="Table11.A" style:family="table-column">
      <style:table-column-properties style:column-width="0.2535in"/>
    </style:style>
    <style:style style:name="Table11.B" style:family="table-column">
      <style:table-column-properties style:column-width="8.3222in"/>
    </style:style>
    <style:style style:name="Table11.A1" style:family="table-cell">
      <style:table-cell-properties style:vertical-align="middle" fo:padding="0in" fo:border="none"/>
    </style:style>
    <style:style style:name="Table12" style:family="table">
      <style:table-properties style:width="2.8757in" table:align="left"/>
    </style:style>
    <style:style style:name="Table12.A" style:family="table-column">
      <style:table-column-properties style:column-width="0.1674in"/>
    </style:style>
    <style:style style:name="Table12.B" style:family="table-column">
      <style:table-column-properties style:column-width="2.7083in"/>
    </style:style>
    <style:style style:name="Table12.A1" style:family="table-cell">
      <style:table-cell-properties style:vertical-align="middle" fo:padding="0in" fo:border="none"/>
    </style:style>
    <style:style style:name="Table13" style:family="table">
      <style:table-properties style:width="2.7556in" table:align="left"/>
    </style:style>
    <style:style style:name="Table13.A" style:family="table-column">
      <style:table-column-properties style:column-width="0.1674in"/>
    </style:style>
    <style:style style:name="Table13.B" style:family="table-column">
      <style:table-column-properties style:column-width="2.5882in"/>
    </style:style>
    <style:style style:name="Table13.A1" style:family="table-cell">
      <style:table-cell-properties style:vertical-align="middle" fo:padding="0in" fo:border="none"/>
    </style:style>
    <style:style style:name="Table14" style:family="table">
      <style:table-properties style:width="7.459in" table:align="left"/>
    </style:style>
    <style:style style:name="Table14.A" style:family="table-column">
      <style:table-column-properties style:column-width="0.1674in"/>
    </style:style>
    <style:style style:name="Table14.B" style:family="table-column">
      <style:table-column-properties style:column-width="7.2917in"/>
    </style:style>
    <style:style style:name="Table14.A1" style:family="table-cell">
      <style:table-cell-properties style:vertical-align="middle" fo:padding="0in" fo:border="none"/>
    </style:style>
    <style:style style:name="Table15" style:family="table">
      <style:table-properties style:width="9.0563in" table:align="left"/>
    </style:style>
    <style:style style:name="Table15.A" style:family="table-column">
      <style:table-column-properties style:column-width="0.2535in"/>
    </style:style>
    <style:style style:name="Table15.B" style:family="table-column">
      <style:table-column-properties style:column-width="8.8028in"/>
    </style:style>
    <style:style style:name="Table15.A1" style:family="table-cell">
      <style:table-cell-properties style:vertical-align="middle" fo:padding="0in" fo:border="none"/>
    </style:style>
    <style:style style:name="Table16" style:family="table">
      <style:table-properties style:width="2.8757in" table:align="left"/>
    </style:style>
    <style:style style:name="Table16.A" style:family="table-column">
      <style:table-column-properties style:column-width="0.1674in"/>
    </style:style>
    <style:style style:name="Table16.B" style:family="table-column">
      <style:table-column-properties style:column-width="2.7083in"/>
    </style:style>
    <style:style style:name="Table16.A1" style:family="table-cell">
      <style:table-cell-properties style:vertical-align="middle" fo:padding="0in" fo:border="none"/>
    </style:style>
    <style:style style:name="Table17" style:family="table">
      <style:table-properties style:width="2.7556in" table:align="left"/>
    </style:style>
    <style:style style:name="Table17.A" style:family="table-column">
      <style:table-column-properties style:column-width="0.1674in"/>
    </style:style>
    <style:style style:name="Table17.B" style:family="table-column">
      <style:table-column-properties style:column-width="2.5882in"/>
    </style:style>
    <style:style style:name="Table17.A1" style:family="table-cell">
      <style:table-cell-properties style:vertical-align="middle" fo:padding="0in" fo:border="none"/>
    </style:style>
    <style:style style:name="Table18" style:family="table">
      <style:table-properties style:width="3.9924in" table:align="left"/>
    </style:style>
    <style:style style:name="Table18.A" style:family="table-column">
      <style:table-column-properties style:column-width="0.1674in"/>
    </style:style>
    <style:style style:name="Table18.B" style:family="table-column">
      <style:table-column-properties style:column-width="3.825in"/>
    </style:style>
    <style:style style:name="Table18.A1" style:family="table-cell">
      <style:table-cell-properties style:vertical-align="middle" fo:padding="0in" fo:border="none"/>
    </style:style>
    <style:style style:name="Table19" style:family="table">
      <style:table-properties style:width="2.8757in" table:align="left"/>
    </style:style>
    <style:style style:name="Table19.A" style:family="table-column">
      <style:table-column-properties style:column-width="0.1674in"/>
    </style:style>
    <style:style style:name="Table19.B" style:family="table-column">
      <style:table-column-properties style:column-width="2.7083in"/>
    </style:style>
    <style:style style:name="Table19.A1" style:family="table-cell">
      <style:table-cell-properties style:vertical-align="middle" fo:padding="0in" fo:border="none"/>
    </style:style>
    <style:style style:name="Table20" style:family="table">
      <style:table-properties style:width="2.7556in" table:align="left"/>
    </style:style>
    <style:style style:name="Table20.A" style:family="table-column">
      <style:table-column-properties style:column-width="0.1674in"/>
    </style:style>
    <style:style style:name="Table20.B" style:family="table-column">
      <style:table-column-properties style:column-width="2.5882in"/>
    </style:style>
    <style:style style:name="Table20.A1" style:family="table-cell">
      <style:table-cell-properties style:vertical-align="middle" fo:padding="0in" fo:border="none"/>
    </style:style>
    <style:style style:name="Table21" style:family="table">
      <style:table-properties style:width="3.6743in" table:align="left"/>
    </style:style>
    <style:style style:name="Table21.A" style:family="table-column">
      <style:table-column-properties style:column-width="0.1674in"/>
    </style:style>
    <style:style style:name="Table21.B" style:family="table-column">
      <style:table-column-properties style:column-width="3.5069in"/>
    </style:style>
    <style:style style:name="Table21.A1" style:family="table-cell">
      <style:table-cell-properties style:vertical-align="middle" fo:padding="0in" fo:border="none"/>
    </style:style>
    <style:style style:name="Table22" style:family="table">
      <style:table-properties style:width="2.8757in" table:align="left"/>
    </style:style>
    <style:style style:name="Table22.A" style:family="table-column">
      <style:table-column-properties style:column-width="0.1674in"/>
    </style:style>
    <style:style style:name="Table22.B" style:family="table-column">
      <style:table-column-properties style:column-width="2.7083in"/>
    </style:style>
    <style:style style:name="Table22.A1" style:family="table-cell">
      <style:table-cell-properties style:vertical-align="middle" fo:padding="0in" fo:border="none"/>
    </style:style>
    <style:style style:name="Table23" style:family="table">
      <style:table-properties style:width="2.7556in" table:align="left"/>
    </style:style>
    <style:style style:name="Table23.A" style:family="table-column">
      <style:table-column-properties style:column-width="0.1674in"/>
    </style:style>
    <style:style style:name="Table23.B" style:family="table-column">
      <style:table-column-properties style:column-width="2.5882in"/>
    </style:style>
    <style:style style:name="Table23.A1" style:family="table-cell">
      <style:table-cell-properties style:vertical-align="middle" fo:padding="0in" fo:border="none"/>
    </style:style>
    <style:style style:name="Table24" style:family="table">
      <style:table-properties style:width="9.8556in" table:align="left"/>
    </style:style>
    <style:style style:name="Table24.A" style:family="table-column">
      <style:table-column-properties style:column-width="0.2535in"/>
    </style:style>
    <style:style style:name="Table24.B" style:family="table-column">
      <style:table-column-properties style:column-width="9.6021in"/>
    </style:style>
    <style:style style:name="Table24.A1" style:family="table-cell">
      <style:table-cell-properties style:vertical-align="middle" fo:padding="0in" fo:border="none"/>
    </style:style>
    <style:style style:name="Table25" style:family="table">
      <style:table-properties style:width="10.7979in" table:align="left"/>
    </style:style>
    <style:style style:name="Table25.A" style:family="table-column">
      <style:table-column-properties style:column-width="0.2535in"/>
    </style:style>
    <style:style style:name="Table25.B" style:family="table-column">
      <style:table-column-properties style:column-width="10.5444in"/>
    </style:style>
    <style:style style:name="Table25.A1" style:family="table-cell">
      <style:table-cell-properties style:vertical-align="middle" fo:padding="0in" fo:border="none"/>
    </style:style>
    <style:style style:name="Table26" style:family="table">
      <style:table-properties style:width="7.784in" table:align="left"/>
    </style:style>
    <style:style style:name="Table26.A" style:family="table-column">
      <style:table-column-properties style:column-width="0.2535in"/>
    </style:style>
    <style:style style:name="Table26.B" style:family="table-column">
      <style:table-column-properties style:column-width="7.5306in"/>
    </style:style>
    <style:style style:name="Table26.A1" style:family="table-cell">
      <style:table-cell-properties style:vertical-align="middle" fo:padding="0in" fo:border="none"/>
    </style:style>
    <style:style style:name="P1" style:family="paragraph" style:parent-style-name="Text_20_body">
      <style:text-properties fo:font-variant="normal" fo:text-transform="none" fo:color="#333333" style:font-name="Fjalla One" fo:letter-spacing="normal" fo:font-style="normal" fo:font-weight="bold" officeooo:rsid="00215c27" officeooo:paragraph-rsid="00215c27"/>
    </style:style>
    <style:style style:name="P2" style:family="paragraph" style:parent-style-name="Text_20_body">
      <style:text-properties fo:font-variant="normal" fo:text-transform="none" fo:color="#333333" style:font-name="Fjalla One" fo:letter-spacing="normal" fo:font-style="normal" fo:font-weight="bold" officeooo:rsid="001eff5e"/>
    </style:style>
    <style:style style:name="P3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officeooo:paragraph-rsid="0049fd65"/>
    </style:style>
    <style:style style:name="P5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officeooo:paragraph-rsid="004aea91"/>
    </style:style>
    <style:style style:name="P6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officeooo:paragraph-rsid="00501631"/>
    </style:style>
    <style:style style:name="P7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officeooo:paragraph-rsid="00576ca5"/>
    </style:style>
    <style:style style:name="P8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fo:letter-spacing="normal"/>
    </style:style>
    <style:style style:name="P9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PT Serif" fo:font-size="13.5pt" fo:letter-spacing="normal" fo:font-style="normal" fo:font-weight="normal"/>
    </style:style>
    <style:style style:name="P10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PT Serif" fo:font-size="13.5pt" fo:letter-spacing="normal" fo:font-style="normal" fo:font-weight="normal" officeooo:paragraph-rsid="00501631"/>
    </style:style>
    <style:style style:name="P11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PT Serif" fo:font-size="13.5pt" fo:letter-spacing="normal" fo:font-style="normal" fo:font-weight="normal" officeooo:paragraph-rsid="00576ca5"/>
    </style:style>
    <style:style style:name="P12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PT Serif" fo:font-size="13.5pt" fo:letter-spacing="normal" fo:font-style="normal" fo:font-weight="normal" officeooo:rsid="003692d5" officeooo:paragraph-rsid="003692d5"/>
    </style:style>
    <style:style style:name="P13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PT Serif" fo:font-size="13.5pt" fo:letter-spacing="normal" fo:font-style="normal" fo:font-weight="normal" officeooo:rsid="005acc92" officeooo:paragraph-rsid="005acc92"/>
    </style:style>
    <style:style style:name="P14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PT Serif" fo:font-size="13.5pt" fo:letter-spacing="normal" fo:font-style="normal" fo:font-weight="normal" officeooo:rsid="005f22c1" officeooo:paragraph-rsid="005f22c1"/>
    </style:style>
    <style:style style:name="P15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PT Serif" fo:font-size="13.5pt" fo:letter-spacing="normal" fo:font-style="normal" fo:font-weight="normal" officeooo:rsid="0060c0cf" officeooo:paragraph-rsid="0060c0cf"/>
    </style:style>
    <style:style style:name="P16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PT Serif" fo:font-size="13.5pt" fo:letter-spacing="normal" fo:font-style="normal" fo:font-weight="normal" officeooo:rsid="0062da36" officeooo:paragraph-rsid="0062da36"/>
    </style:style>
    <style:style style:name="P17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PT Serif" fo:font-size="13.5pt" fo:letter-spacing="normal" fo:font-style="normal" fo:font-weight="normal" officeooo:rsid="00671c83" officeooo:paragraph-rsid="0067323e"/>
    </style:style>
    <style:style style:name="P18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PT Serif" fo:font-size="13.5pt" fo:letter-spacing="normal" fo:font-style="normal" fo:font-weight="normal" officeooo:rsid="00562713" officeooo:paragraph-rsid="005390c5"/>
    </style:style>
    <style:style style:name="P19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inherit" fo:font-size="9.75pt" fo:letter-spacing="normal" fo:font-style="normal" fo:font-weight="normal"/>
    </style:style>
    <style:style style:name="P20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officeooo:rsid="00224f87" officeooo:paragraph-rsid="00224f87"/>
    </style:style>
    <style:style style:name="P21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officeooo:rsid="004aea91" officeooo:paragraph-rsid="004aea91"/>
    </style:style>
    <style:style style:name="P22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officeooo:rsid="004db1d3" officeooo:paragraph-rsid="004f712b"/>
    </style:style>
    <style:style style:name="P23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officeooo:rsid="005390c5" officeooo:paragraph-rsid="005390c5"/>
    </style:style>
    <style:style style:name="P24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officeooo:rsid="00576ca5" officeooo:paragraph-rsid="00576ca5"/>
    </style:style>
    <style:style style:name="P25" style:family="paragraph" style:parent-style-name="Heading_20_1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Fjalla One" fo:font-size="13.5pt" fo:letter-spacing="normal" fo:font-style="normal" fo:font-weight="bold" officeooo:rsid="0028f20a" officeooo:paragraph-rsid="0028f20a"/>
    </style:style>
    <style:style style:name="P26" style:family="paragraph" style:parent-style-name="Heading_20_1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PT Serif" fo:font-size="13.5pt" fo:letter-spacing="normal" fo:font-style="normal" fo:font-weight="bold" officeooo:rsid="0059617b" officeooo:paragraph-rsid="0059617b" style:font-weight-asian="bold" style:font-weight-complex="bold"/>
    </style:style>
    <style:style style:name="P27" style:family="paragraph" style:parent-style-name="Heading_20_2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Fjalla One" fo:font-size="13.5pt" fo:letter-spacing="normal" fo:font-style="normal" fo:font-weight="bold"/>
    </style:style>
    <style:style style:name="P28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color="#aaaaaa" style:font-name="inherit" fo:font-size="9.75pt" fo:font-weight="normal"/>
    </style:style>
    <style:style style:name="P29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</style:style>
    <style:style style:name="P30" style:family="paragraph" style:parent-style-name="Heading_20_3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PT Serif" fo:font-size="13.5pt" fo:letter-spacing="normal" fo:font-style="normal" fo:font-weight="normal"/>
    </style:style>
    <style:style style:name="P31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.0193in" fo:border="0.06pt solid #dddddd"/>
    </style:style>
    <style:style style:name="P32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.0193in" fo:border="0.06pt solid #dddddd"/>
      <style:text-properties officeooo:rsid="00422e54" officeooo:paragraph-rsid="00422e54"/>
    </style:style>
    <style:style style:name="P33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.0193in" fo:border="0.06pt solid #dddddd"/>
      <style:text-properties fo:font-variant="normal" fo:text-transform="none" fo:color="#333333" style:font-name="PT Serif" fo:font-size="13.5pt" fo:letter-spacing="normal" fo:font-style="normal" fo:font-weight="normal" officeooo:rsid="003e9da7" officeooo:paragraph-rsid="003e9da7"/>
    </style:style>
    <style:style style:name="P34" style:family="paragraph" style:parent-style-name="Text_20_body">
      <style:paragraph-properties fo:margin-left="0in" fo:margin-right="0in" style:line-height-at-least="0.2811in" fo:text-indent="0in" style:auto-text-indent="false" fo:padding="0in" fo:border="none"/>
      <style:text-properties fo:font-variant="normal" fo:text-transform="none" fo:color="#333333" style:font-name="PT Serif" fo:font-size="13.5pt" fo:letter-spacing="normal" fo:font-style="italic" fo:font-weight="normal"/>
    </style:style>
    <style:style style:name="P35" style:family="paragraph" style:parent-style-name="Text_20_body">
      <style:paragraph-properties fo:margin-left="0in" fo:margin-right="0in" fo:margin-top="0.2083in" fo:margin-bottom="0.2083in" style:contextual-spacing="false" style:line-height-at-least="0.2811in" fo:text-indent="0in" style:auto-text-indent="false" fo:padding="0in" fo:border="none"/>
      <style:text-properties fo:font-variant="normal" fo:text-transform="none" fo:color="#333333" style:font-name="PT Serif" fo:font-size="13.5pt" fo:letter-spacing="normal" fo:font-style="normal" fo:font-weight="normal" fo:background-color="#e0f0ff"/>
    </style:style>
    <style:style style:name="P36" style:family="paragraph" style:parent-style-name="Heading_20_2">
      <style:paragraph-properties fo:margin-left="0in" fo:margin-right="0in" style:line-height-at-least="0.2811in" fo:text-indent="0in" style:auto-text-indent="false" fo:background-color="#f8f8f8" fo:padding="0in" fo:border="none">
        <style:background-image/>
      </style:paragraph-properties>
      <style:text-properties fo:font-variant="normal" fo:text-transform="none" fo:color="#333333" style:font-name="Fjalla One" fo:letter-spacing="normal" fo:font-style="normal" fo:font-weight="bold"/>
    </style:style>
    <style:style style:name="P37" style:family="paragraph" style:parent-style-name="Heading_20_2">
      <style:paragraph-properties fo:margin-left="0in" fo:margin-right="0in" style:line-height-at-least="0.2811in" fo:text-indent="0in" style:auto-text-indent="false" fo:background-color="#f8f8f8" fo:padding="0in" fo:border="none">
        <style:background-image/>
      </style:paragraph-properties>
      <style:text-properties fo:font-variant="normal" fo:text-transform="none" fo:color="#333333" style:font-name="Fjalla One" fo:letter-spacing="normal" fo:font-style="normal" fo:font-weight="bold" officeooo:rsid="002a6023" officeooo:paragraph-rsid="002a6023"/>
    </style:style>
    <style:style style:name="P38" style:family="paragraph" style:parent-style-name="Heading_20_2">
      <style:paragraph-properties fo:margin-left="0in" fo:margin-right="0in" style:line-height-at-least="0.2811in" fo:text-indent="0in" style:auto-text-indent="false" fo:background-color="#f8f8f8" fo:padding="0in" fo:border="none">
        <style:background-image/>
      </style:paragraph-properties>
      <style:text-properties fo:font-variant="normal" fo:text-transform="none" fo:color="#333333" style:font-name="Fjalla One" fo:letter-spacing="normal" fo:font-style="normal" fo:font-weight="bold" officeooo:rsid="00355713" officeooo:paragraph-rsid="00355713"/>
    </style:style>
    <style:style style:name="P39" style:family="paragraph" style:parent-style-name="Heading_20_1">
      <style:text-properties fo:font-variant="normal" fo:text-transform="none" fo:color="#333333" style:font-name="Fjalla One" fo:letter-spacing="normal" fo:font-style="normal" fo:font-weight="bold"/>
    </style:style>
    <style:style style:name="P40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inherit" fo:font-size="9.75pt" fo:letter-spacing="normal" fo:font-style="normal" fo:font-weight="normal"/>
    </style:style>
    <style:style style:name="P41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inherit" fo:font-size="9.75pt" fo:letter-spacing="normal" fo:font-style="normal" fo:font-weight="normal" officeooo:paragraph-rsid="00576ca5"/>
    </style:style>
    <style:style style:name="P42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555555" style:font-name="inherit" fo:font-size="9.75pt" fo:letter-spacing="normal" fo:font-style="normal" fo:font-weight="normal" officeooo:rsid="008df850" officeooo:paragraph-rsid="008df850"/>
    </style:style>
    <style:style style:name="P43" style:family="paragraph" style:parent-style-name="Heading_20_3">
      <style:paragraph-properties fo:margin-left="0in" fo:margin-right="0in" style:line-height-at-least="0.2811in" fo:text-indent="0in" style:auto-text-indent="false" fo:padding="0in" fo:border="none"/>
      <style:text-properties fo:font-variant="normal" fo:text-transform="none" fo:color="#333333" style:font-name="Fjalla One" fo:letter-spacing="normal" fo:font-style="normal" fo:font-weight="bold"/>
    </style:style>
    <style:style style:name="P44" style:family="paragraph" style:parent-style-name="Heading_20_3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555555" style:font-name="Menlo" fo:font-size="11.25pt" fo:letter-spacing="normal" fo:font-style="normal" fo:font-weight="normal" officeooo:rsid="008df850" officeooo:paragraph-rsid="008df850"/>
    </style:style>
    <style:style style:name="P45" style:family="paragraph" style:parent-style-name="Heading_20_3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Fjalla One" fo:font-size="13.5pt" fo:letter-spacing="normal" fo:font-style="normal" fo:font-weight="bold" officeooo:paragraph-rsid="00576ca5"/>
    </style:style>
    <style:style style:name="P46" style:family="paragraph" style:parent-style-name="Heading_20_3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Fjalla One" fo:font-size="13.5pt" fo:letter-spacing="normal" fo:font-style="normal" fo:font-weight="bold" officeooo:rsid="00a5f9ee" officeooo:paragraph-rsid="00a5f9ee"/>
    </style:style>
    <style:style style:name="P47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Fjalla One" fo:font-size="13.5pt" fo:letter-spacing="normal" fo:font-style="normal" fo:font-weight="bold" officeooo:paragraph-rsid="0072d9a6"/>
    </style:style>
    <style:style style:name="P48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Fjalla One" fo:font-size="13.5pt" fo:letter-spacing="normal" fo:font-style="normal" fo:font-weight="bold" officeooo:paragraph-rsid="00779b54"/>
    </style:style>
    <style:style style:name="P49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Fjalla One" fo:font-size="13.5pt" fo:letter-spacing="normal" fo:font-style="normal" fo:font-weight="bold" officeooo:paragraph-rsid="007d7e6c"/>
    </style:style>
    <style:style style:name="P50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Fjalla One" fo:font-size="13.5pt" fo:letter-spacing="normal" fo:font-style="normal" fo:font-weight="bold" officeooo:paragraph-rsid="007efbae"/>
    </style:style>
    <style:style style:name="P51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PT Serif" fo:font-size="13.5pt" fo:letter-spacing="normal" fo:font-style="normal" fo:font-weight="normal"/>
    </style:style>
    <style:style style:name="P52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PT Serif" fo:font-size="13.5pt" fo:letter-spacing="normal" fo:font-style="normal" fo:font-weight="normal" officeooo:paragraph-rsid="00822a20"/>
    </style:style>
    <style:style style:name="P53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PT Serif" fo:font-size="13.5pt" fo:letter-spacing="normal" fo:font-style="normal" fo:font-weight="normal" officeooo:paragraph-rsid="007d7e6c"/>
    </style:style>
    <style:style style:name="P54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PT Serif" fo:font-size="13.5pt" fo:letter-spacing="normal" fo:font-style="normal" fo:font-weight="normal" officeooo:paragraph-rsid="0084c80a"/>
    </style:style>
    <style:style style:name="P55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PT Serif" fo:font-size="13.5pt" fo:letter-spacing="normal" fo:font-style="normal" fo:font-weight="normal" officeooo:paragraph-rsid="008879d2"/>
    </style:style>
    <style:style style:name="P56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PT Serif" fo:font-size="13.5pt" fo:letter-spacing="normal" fo:font-style="normal" fo:font-weight="normal" officeooo:paragraph-rsid="00576ca5"/>
    </style:style>
    <style:style style:name="P57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PT Serif" fo:font-size="13.5pt" fo:letter-spacing="normal" fo:font-style="normal" fo:font-weight="normal" officeooo:rsid="008df850" officeooo:paragraph-rsid="008df850"/>
    </style:style>
    <style:style style:name="P58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inherit" fo:font-size="9.75pt" fo:letter-spacing="normal" fo:font-style="normal" fo:font-weight="normal"/>
    </style:style>
    <style:style style:name="P59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555555" style:font-name="Menlo" fo:font-size="11.25pt" fo:letter-spacing="normal" fo:font-style="normal" fo:font-weight="normal" officeooo:rsid="008df850" officeooo:paragraph-rsid="008df850"/>
    </style:style>
    <style:style style:name="P60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</style:style>
    <style:style style:name="P61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officeooo:paragraph-rsid="00576ca5"/>
    </style:style>
    <style:style style:name="P62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officeooo:paragraph-rsid="00d019de"/>
    </style:style>
    <style:style style:name="P63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officeooo:rsid="00d13ced" officeooo:paragraph-rsid="00d13ced"/>
    </style:style>
    <style:style style:name="P64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officeooo:rsid="00d1ec99" officeooo:paragraph-rsid="00d1ec99"/>
    </style:style>
    <style:style style:name="P65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.0193in" fo:border="0.06pt solid #dddddd"/>
    </style:style>
    <style:style style:name="P66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.0193in" fo:border="0.06pt solid #dddddd"/>
      <style:text-properties officeooo:paragraph-rsid="009b1549"/>
    </style:style>
    <style:style style:name="P67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.0193in" fo:border="0.06pt solid #dddddd"/>
      <style:text-properties officeooo:paragraph-rsid="00b7e5f7"/>
    </style:style>
    <style:style style:name="P68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.0193in" fo:border="0.06pt solid #dddddd"/>
      <style:text-properties officeooo:paragraph-rsid="00c25650"/>
    </style:style>
    <style:style style:name="P69" style:family="paragraph" style:parent-style-name="Text_20_body" style:list-style-name="L1">
      <style:paragraph-properties fo:margin-left="0in" fo:margin-right="0in" fo:margin-top="0in" fo:margin-bottom="0in" style:contextual-spacing="false" style:line-height-at-least="0.2811in" fo:text-indent="0in" style:auto-text-indent="false" fo:padding="0.0193in" fo:border="0.06pt solid #dddddd"/>
      <style:text-properties officeooo:paragraph-rsid="00c70724"/>
    </style:style>
    <style:style style:name="P70" style:family="paragraph" style:parent-style-name="Text_20_body" style:list-style-name="L1">
      <style:paragraph-properties fo:margin-left="0in" fo:margin-right="0in" fo:margin-top="0in" fo:margin-bottom="0in" style:contextual-spacing="false" style:line-height-at-least="0.2811in" fo:text-indent="0in" style:auto-text-indent="false" fo:padding="0.0193in" fo:border="0.06pt solid #dddddd"/>
      <style:text-properties officeooo:paragraph-rsid="00c7e2a1"/>
    </style:style>
    <style:style style:name="P71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.0193in" fo:border="0.06pt solid #dddddd"/>
      <style:text-properties officeooo:paragraph-rsid="00ca3044"/>
    </style:style>
    <style:style style:name="P72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.0193in" fo:border="0.06pt solid #dddddd"/>
      <style:text-properties officeooo:paragraph-rsid="00ccac5d"/>
    </style:style>
    <style:style style:name="P73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.0193in" fo:border="0.06pt solid #dddddd"/>
      <style:text-properties officeooo:paragraph-rsid="00cde3bb"/>
    </style:style>
    <style:style style:name="P74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.0193in" fo:border="0.06pt solid #dddddd"/>
      <style:text-properties officeooo:paragraph-rsid="00d71611"/>
    </style:style>
    <style:style style:name="P75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.0193in" fo:border="0.06pt solid #dddddd"/>
      <style:text-properties officeooo:paragraph-rsid="00d7c5e7"/>
    </style:style>
    <style:style style:name="P76" style:family="paragraph" style:parent-style-name="Text_20_body">
      <style:paragraph-properties fo:margin-left="0in" fo:margin-right="0in" fo:margin-top="0in" fo:margin-bottom="0in" style:contextual-spacing="false" style:line-height-at-least="0.2811in" fo:text-indent="0in" style:auto-text-indent="false" fo:padding="0.0193in" fo:border="0.06pt solid #dddddd"/>
      <style:text-properties fo:font-variant="normal" fo:text-transform="none" fo:color="#333333" style:font-name="inherit" fo:font-size="13.5pt" fo:letter-spacing="normal" fo:font-style="normal" fo:font-weight="normal" officeooo:rsid="00ae54c2"/>
    </style:style>
    <style:style style:name="P77" style:family="paragraph" style:parent-style-name="Text_20_body">
      <style:paragraph-properties fo:margin-left="0in" fo:margin-right="0in" fo:margin-top="0.2083in" fo:margin-bottom="0.2083in" style:contextual-spacing="false" style:line-height-at-least="0.2811in" fo:text-indent="0in" style:auto-text-indent="false" fo:padding="0in" fo:border="none"/>
      <style:text-properties fo:font-variant="normal" fo:text-transform="none" fo:color="#333333" style:font-name="PT Serif" fo:font-size="13.5pt" fo:letter-spacing="normal" fo:font-style="normal" fo:font-weight="normal" fo:background-color="#e0f0ff"/>
    </style:style>
    <style:style style:name="P78" style:family="paragraph" style:parent-style-name="Text_20_body">
      <style:paragraph-properties fo:margin-left="0in" fo:margin-right="0in" fo:margin-top="0.2083in" fo:margin-bottom="0.2083in" style:contextual-spacing="false" style:line-height-at-least="0.2811in" fo:text-indent="0in" style:auto-text-indent="false" fo:padding="0in" fo:border="none"/>
    </style:style>
    <style:style style:name="P79" style:family="paragraph" style:parent-style-name="Heading_20_1">
      <style:text-properties fo:font-variant="normal" fo:text-transform="none" fo:color="#333333" style:font-name="Fjalla One" fo:letter-spacing="normal" fo:font-style="normal" fo:font-weight="bold" officeooo:rsid="00db26f9" officeooo:paragraph-rsid="00db26f9"/>
    </style:style>
    <style:style style:name="P80" style:family="paragraph" style:parent-style-name="Heading_20_1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PT Serif" fo:font-size="13.5pt" fo:letter-spacing="normal" fo:font-style="normal" fo:font-weight="normal" officeooo:paragraph-rsid="0084c80a"/>
    </style:style>
    <style:style style:name="P81" style:family="paragraph" style:parent-style-name="Heading_20_2">
      <style:paragraph-properties fo:margin-left="0in" fo:margin-right="0in" style:line-height-at-least="0.2811in" fo:text-indent="0in" style:auto-text-indent="false" fo:background-color="#f8f8f8" fo:padding="0in" fo:border="none">
        <style:background-image/>
      </style:paragraph-properties>
      <style:text-properties fo:font-variant="normal" fo:text-transform="none" fo:color="#333333" style:font-name="Fjalla One" fo:letter-spacing="normal" fo:font-style="normal" fo:font-weight="bold"/>
    </style:style>
    <style:style style:name="P82" style:family="paragraph" style:parent-style-name="Heading_20_2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Fjalla One" fo:font-size="13.5pt" fo:letter-spacing="normal" fo:font-style="normal" fo:font-weight="bold" officeooo:rsid="00ae54c2" officeooo:paragraph-rsid="00afb9e4"/>
    </style:style>
    <style:style style:name="P83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color="#aaaaaa" style:font-name="inherit" fo:font-size="9.75pt" fo:font-weight="normal"/>
    </style:style>
    <style:style style:name="P84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</style:style>
    <style:style style:name="P85" style:family="paragraph" style:parent-style-name="List_20_Heading">
      <style:paragraph-properties fo:margin-left="0in" fo:margin-right="0in" fo:margin-top="0in" fo:margin-bottom="0in" style:contextual-spacing="false" style:line-height-at-least="0.2811in" fo:text-indent="0in" style:auto-text-indent="false" fo:background-color="#e9e9e9" fo:padding="0in" fo:border="none">
        <style:background-image/>
      </style:paragraph-properties>
      <style:text-properties fo:font-variant="normal" fo:text-transform="none" fo:color="#333333" fo:letter-spacing="normal"/>
    </style:style>
    <style:style style:name="P86" style:family="paragraph" style:parent-style-name="List_20_Contents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inherit" fo:font-size="13.5pt" fo:letter-spacing="normal" fo:font-style="normal" fo:font-weight="normal"/>
    </style:style>
    <style:style style:name="P87" style:family="paragraph" style:parent-style-name="List_20_Contents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inherit" fo:font-size="13.5pt" fo:letter-spacing="normal" fo:font-style="normal" fo:font-weight="normal" officeooo:paragraph-rsid="00ae54c2"/>
    </style:style>
    <style:style style:name="P88" style:family="paragraph" style:parent-style-name="List_20_Contents">
      <style:paragraph-properties fo:margin-left="0in" fo:margin-right="0in" fo:margin-top="0in" fo:margin-bottom="0in" style:contextual-spacing="false" style:line-height-at-least="0.2811in" fo:text-indent="0in" style:auto-text-indent="false" fo:padding="0in" fo:border="none"/>
      <style:text-properties fo:font-variant="normal" fo:text-transform="none" fo:color="#333333" style:font-name="inherit" fo:font-size="13.5pt" fo:letter-spacing="normal" fo:font-style="normal" fo:font-weight="normal" officeooo:rsid="00ae54c2" officeooo:paragraph-rsid="00ae54c2"/>
    </style:style>
    <style:style style:name="T1" style:family="text">
      <style:text-properties fo:font-variant="normal" fo:text-transform="none" fo:color="#333333" style:font-name="inherit" fo:font-size="9.75pt" fo:font-style="normal" fo:font-weight="normal" fo:background-color="#000000"/>
    </style:style>
    <style:style style:name="T2" style:family="text">
      <style:text-properties fo:font-variant="normal" fo:text-transform="none" fo:color="#333333" style:font-name="inherit" fo:font-size="9.75pt" fo:font-style="normal" fo:font-weight="bold" fo:background-color="#000000"/>
    </style:style>
    <style:style style:name="T3" style:family="text">
      <style:text-properties fo:font-variant="normal" fo:text-transform="none" fo:color="#333333" style:font-name="inherit" fo:font-size="13.5pt" fo:letter-spacing="normal" fo:font-style="normal" fo:font-weight="normal"/>
    </style:style>
    <style:style style:name="T4" style:family="text">
      <style:text-properties fo:font-variant="normal" fo:text-transform="none" fo:color="#333333" style:font-name="inherit" fo:font-size="13.5pt" fo:letter-spacing="normal" fo:font-style="normal" fo:font-weight="normal" officeooo:rsid="00c59a03"/>
    </style:style>
    <style:style style:name="T5" style:family="text">
      <style:text-properties fo:font-variant="normal" fo:text-transform="none" fo:color="#333333" style:font-name="inherit" fo:font-size="13.5pt" fo:letter-spacing="normal" fo:font-style="normal" fo:font-weight="normal" officeooo:rsid="00c5dbf2"/>
    </style:style>
    <style:style style:name="T6" style:family="text">
      <style:text-properties fo:font-variant="normal" fo:text-transform="none" fo:color="#333333" style:font-name="inherit" fo:font-size="13.5pt" fo:letter-spacing="normal" fo:font-style="normal" fo:font-weight="normal" officeooo:rsid="00c70724"/>
    </style:style>
    <style:style style:name="T7" style:family="text">
      <style:text-properties fo:font-variant="normal" fo:text-transform="none" fo:color="#333333" style:font-name="inherit" fo:font-size="13.5pt" fo:letter-spacing="normal" fo:font-style="normal" fo:font-weight="normal" officeooo:rsid="00c7e2a1"/>
    </style:style>
    <style:style style:name="T8" style:family="text">
      <style:text-properties fo:font-variant="normal" fo:text-transform="none" fo:color="#333333" style:font-name="PT Serif" fo:font-size="13.5pt" fo:letter-spacing="normal" fo:font-style="normal" fo:font-weight="normal"/>
    </style:style>
    <style:style style:name="T9" style:family="text">
      <style:text-properties fo:font-variant="normal" fo:text-transform="none" fo:color="#333333" style:font-name="PT Serif" fo:font-size="13.5pt" fo:letter-spacing="normal" fo:font-style="normal" fo:font-weight="normal" officeooo:rsid="0023cd13"/>
    </style:style>
    <style:style style:name="T10" style:family="text">
      <style:text-properties fo:font-variant="normal" fo:text-transform="none" fo:color="#333333" style:font-name="PT Serif" fo:font-size="13.5pt" fo:letter-spacing="normal" fo:font-style="normal" fo:font-weight="normal" officeooo:rsid="0024a22e"/>
    </style:style>
    <style:style style:name="T11" style:family="text">
      <style:text-properties fo:font-variant="normal" fo:text-transform="none" fo:color="#333333" style:font-name="PT Serif" fo:font-size="13.5pt" fo:letter-spacing="normal" fo:font-style="normal" fo:font-weight="normal" officeooo:rsid="00264894"/>
    </style:style>
    <style:style style:name="T12" style:family="text">
      <style:text-properties fo:font-variant="normal" fo:text-transform="none" fo:color="#333333" style:font-name="PT Serif" fo:font-size="13.5pt" fo:letter-spacing="normal" fo:font-style="normal" fo:font-weight="normal" officeooo:rsid="002dbe0b"/>
    </style:style>
    <style:style style:name="T13" style:family="text">
      <style:text-properties fo:font-variant="normal" fo:text-transform="none" fo:color="#333333" style:font-name="PT Serif" fo:font-size="13.5pt" fo:letter-spacing="normal" fo:font-style="normal" fo:font-weight="normal" officeooo:rsid="002e0db2"/>
    </style:style>
    <style:style style:name="T14" style:family="text">
      <style:text-properties fo:font-variant="normal" fo:text-transform="none" fo:color="#333333" style:font-name="PT Serif" fo:font-size="13.5pt" fo:letter-spacing="normal" fo:font-style="normal" fo:font-weight="normal" officeooo:rsid="002fe167"/>
    </style:style>
    <style:style style:name="T15" style:family="text">
      <style:text-properties fo:font-variant="normal" fo:text-transform="none" fo:color="#333333" style:font-name="PT Serif" fo:font-size="13.5pt" fo:letter-spacing="normal" fo:font-style="normal" fo:font-weight="normal" officeooo:rsid="003118de"/>
    </style:style>
    <style:style style:name="T16" style:family="text">
      <style:text-properties fo:font-variant="normal" fo:text-transform="none" fo:color="#333333" style:font-name="PT Serif" fo:font-size="13.5pt" fo:letter-spacing="normal" fo:font-style="normal" fo:font-weight="normal" officeooo:rsid="004269f0"/>
    </style:style>
    <style:style style:name="T17" style:family="text">
      <style:text-properties fo:font-variant="normal" fo:text-transform="none" fo:color="#333333" style:font-name="PT Serif" fo:font-size="13.5pt" fo:letter-spacing="normal" fo:font-style="normal" fo:font-weight="normal" officeooo:rsid="00442240"/>
    </style:style>
    <style:style style:name="T18" style:family="text">
      <style:text-properties fo:font-variant="normal" fo:text-transform="none" fo:color="#333333" style:font-name="PT Serif" fo:font-size="13.5pt" fo:letter-spacing="normal" fo:font-style="normal" fo:font-weight="normal" fo:background-color="#ffffff"/>
    </style:style>
    <style:style style:name="T19" style:family="text">
      <style:text-properties fo:font-variant="normal" fo:text-transform="none" fo:color="#333333" style:font-name="PT Serif" fo:font-size="13.5pt" fo:letter-spacing="normal" fo:font-style="normal" fo:font-weight="normal" officeooo:rsid="00442240" fo:background-color="#ffffff"/>
    </style:style>
    <style:style style:name="T20" style:family="text">
      <style:text-properties fo:font-variant="normal" fo:text-transform="none" fo:color="#333333" style:font-name="PT Serif" fo:font-size="13.5pt" fo:letter-spacing="normal" fo:font-style="normal" fo:font-weight="normal" officeooo:rsid="0045c273" fo:background-color="#ffffff"/>
    </style:style>
    <style:style style:name="T21" style:family="text">
      <style:text-properties fo:font-variant="normal" fo:text-transform="none" fo:color="#333333" style:font-name="PT Serif" fo:font-size="13.5pt" fo:letter-spacing="normal" fo:font-style="normal" fo:font-weight="normal" officeooo:rsid="004ff0d1" fo:background-color="#ffffff"/>
    </style:style>
    <style:style style:name="T22" style:family="text">
      <style:text-properties fo:font-variant="normal" fo:text-transform="none" fo:color="#333333" style:font-name="PT Serif" fo:font-size="13.5pt" fo:letter-spacing="normal" fo:font-style="normal" fo:font-weight="normal" officeooo:rsid="008b5958" fo:background-color="#ffffff"/>
    </style:style>
    <style:style style:name="T23" style:family="text">
      <style:text-properties fo:font-variant="normal" fo:text-transform="none" fo:color="#333333" style:font-name="PT Serif" fo:font-size="13.5pt" fo:letter-spacing="normal" fo:font-style="normal" fo:font-weight="normal" officeooo:rsid="00a2fcd8" fo:background-color="#ffffff"/>
    </style:style>
    <style:style style:name="T24" style:family="text">
      <style:text-properties fo:font-variant="normal" fo:text-transform="none" fo:color="#333333" style:font-name="PT Serif" fo:font-size="13.5pt" fo:letter-spacing="normal" fo:font-style="normal" fo:font-weight="normal" officeooo:rsid="00cacf8b" fo:background-color="#ffffff"/>
    </style:style>
    <style:style style:name="T25" style:family="text">
      <style:text-properties fo:font-variant="normal" fo:text-transform="none" fo:color="#333333" style:font-name="PT Serif" fo:font-size="13.5pt" fo:letter-spacing="normal" fo:font-style="normal" fo:font-weight="normal" officeooo:rsid="00cde3bb" fo:background-color="#ffffff"/>
    </style:style>
    <style:style style:name="T26" style:family="text">
      <style:text-properties fo:font-variant="normal" fo:text-transform="none" fo:color="#333333" style:font-name="PT Serif" fo:font-size="13.5pt" fo:letter-spacing="normal" fo:font-style="normal" fo:font-weight="normal" officeooo:rsid="00d71611" fo:background-color="#ffffff"/>
    </style:style>
    <style:style style:name="T27" style:family="text">
      <style:text-properties fo:font-variant="normal" fo:text-transform="none" fo:color="#333333" style:font-name="PT Serif" fo:font-size="13.5pt" fo:letter-spacing="normal" fo:font-style="normal" fo:font-weight="normal" officeooo:rsid="0044a138"/>
    </style:style>
    <style:style style:name="T28" style:family="text">
      <style:text-properties fo:font-variant="normal" fo:text-transform="none" fo:color="#333333" style:font-name="PT Serif" fo:font-size="13.5pt" fo:letter-spacing="normal" fo:font-style="normal" fo:font-weight="normal" officeooo:rsid="00487935"/>
    </style:style>
    <style:style style:name="T29" style:family="text">
      <style:text-properties fo:font-variant="normal" fo:text-transform="none" fo:color="#333333" style:font-name="PT Serif" fo:font-size="13.5pt" fo:letter-spacing="normal" fo:font-style="normal" fo:font-weight="normal" officeooo:rsid="004aea91"/>
    </style:style>
    <style:style style:name="T30" style:family="text">
      <style:text-properties fo:font-variant="normal" fo:text-transform="none" fo:color="#333333" style:font-name="PT Serif" fo:font-size="13.5pt" fo:letter-spacing="normal" fo:font-style="normal" fo:font-weight="normal" officeooo:rsid="004c44af"/>
    </style:style>
    <style:style style:name="T31" style:family="text">
      <style:text-properties fo:font-variant="normal" fo:text-transform="none" fo:color="#333333" style:font-name="PT Serif" fo:font-size="13.5pt" fo:letter-spacing="normal" fo:font-style="normal" fo:font-weight="normal" officeooo:rsid="004d55c1"/>
    </style:style>
    <style:style style:name="T32" style:family="text">
      <style:text-properties fo:font-variant="normal" fo:text-transform="none" fo:color="#333333" style:font-name="PT Serif" fo:font-size="13.5pt" fo:letter-spacing="normal" fo:font-style="normal" fo:font-weight="normal" officeooo:rsid="004f712b"/>
    </style:style>
    <style:style style:name="T33" style:family="text">
      <style:text-properties fo:font-variant="normal" fo:text-transform="none" fo:color="#333333" style:font-name="PT Serif" fo:font-size="13.5pt" fo:letter-spacing="normal" fo:font-style="normal" fo:font-weight="normal" officeooo:rsid="004ff0d1"/>
    </style:style>
    <style:style style:name="T34" style:family="text">
      <style:text-properties fo:font-variant="normal" fo:text-transform="none" fo:color="#333333" style:font-name="PT Serif" fo:font-size="13.5pt" fo:letter-spacing="normal" fo:font-style="normal" fo:font-weight="normal" officeooo:rsid="00501631"/>
    </style:style>
    <style:style style:name="T35" style:family="text">
      <style:text-properties fo:font-variant="normal" fo:text-transform="none" fo:color="#333333" style:font-name="PT Serif" fo:font-size="13.5pt" fo:letter-spacing="normal" fo:font-style="normal" fo:font-weight="normal" officeooo:rsid="00562713"/>
    </style:style>
    <style:style style:name="T36" style:family="text">
      <style:text-properties fo:font-variant="normal" fo:text-transform="none" fo:color="#333333" style:font-name="PT Serif" fo:font-size="13.5pt" fo:letter-spacing="normal" fo:font-style="normal" fo:font-weight="normal" officeooo:rsid="00972c98"/>
    </style:style>
    <style:style style:name="T37" style:family="text">
      <style:text-properties fo:font-variant="normal" fo:text-transform="none" fo:color="#333333" style:font-name="PT Serif" fo:font-size="13.5pt" fo:letter-spacing="normal" fo:font-style="normal" fo:font-weight="normal" officeooo:rsid="0097af49"/>
    </style:style>
    <style:style style:name="T38" style:family="text">
      <style:text-properties fo:font-variant="normal" fo:text-transform="none" fo:color="#333333" style:font-name="PT Serif" fo:font-size="13.5pt" fo:letter-spacing="normal" fo:font-style="normal" fo:font-weight="normal" officeooo:rsid="009979c6"/>
    </style:style>
    <style:style style:name="T39" style:family="text">
      <style:text-properties fo:font-variant="normal" fo:text-transform="none" fo:color="#333333" style:font-name="PT Serif" fo:font-size="13.5pt" fo:letter-spacing="normal" fo:font-style="normal" fo:font-weight="normal" officeooo:rsid="009b1549"/>
    </style:style>
    <style:style style:name="T40" style:family="text">
      <style:text-properties fo:font-variant="normal" fo:text-transform="none" fo:color="#333333" style:font-name="PT Serif" fo:font-size="13.5pt" fo:letter-spacing="normal" fo:font-style="normal" fo:font-weight="normal" officeooo:rsid="00a2fcd8"/>
    </style:style>
    <style:style style:name="T41" style:family="text">
      <style:text-properties fo:font-variant="normal" fo:text-transform="none" fo:color="#333333" style:font-name="PT Serif" fo:font-size="13.5pt" fo:letter-spacing="normal" fo:font-style="normal" fo:font-weight="normal" officeooo:rsid="00a3737c"/>
    </style:style>
    <style:style style:name="T42" style:family="text">
      <style:text-properties fo:font-variant="normal" fo:text-transform="none" fo:color="#333333" style:font-name="PT Serif" fo:font-size="13.5pt" fo:letter-spacing="normal" fo:font-style="normal" fo:font-weight="normal" fo:background-color="#ffdbdb"/>
    </style:style>
    <style:style style:name="T43" style:family="text">
      <style:text-properties fo:font-variant="normal" fo:text-transform="none" fo:color="#333333" style:font-name="PT Serif" fo:font-size="13.5pt" fo:letter-spacing="normal" fo:font-style="normal" fo:font-weight="normal" officeooo:rsid="00b45737" fo:background-color="#ffdbdb"/>
    </style:style>
    <style:style style:name="T44" style:family="text">
      <style:text-properties fo:font-variant="normal" fo:text-transform="none" fo:color="#333333" style:font-name="PT Serif" fo:font-size="13.5pt" fo:letter-spacing="normal" fo:font-style="normal" fo:font-weight="normal" officeooo:rsid="00b7e5f7"/>
    </style:style>
    <style:style style:name="T45" style:family="text">
      <style:text-properties fo:font-variant="normal" fo:text-transform="none" fo:color="#333333" style:font-name="PT Serif" fo:font-size="13.5pt" fo:letter-spacing="normal" fo:font-style="normal" fo:font-weight="normal" officeooo:rsid="00b97a92"/>
    </style:style>
    <style:style style:name="T46" style:family="text">
      <style:text-properties fo:font-variant="normal" fo:text-transform="none" fo:color="#333333" style:font-name="PT Serif" fo:font-size="13.5pt" fo:letter-spacing="normal" fo:font-style="normal" fo:font-weight="normal" officeooo:rsid="00bacaa1"/>
    </style:style>
    <style:style style:name="T47" style:family="text">
      <style:text-properties fo:font-variant="normal" fo:text-transform="none" fo:color="#333333" style:font-name="PT Serif" fo:font-size="13.5pt" fo:letter-spacing="normal" fo:font-style="normal" fo:font-weight="normal" officeooo:rsid="00bca82b"/>
    </style:style>
    <style:style style:name="T48" style:family="text">
      <style:text-properties fo:font-variant="normal" fo:text-transform="none" fo:color="#333333" style:font-name="PT Serif" fo:font-size="13.5pt" fo:letter-spacing="normal" fo:font-style="normal" fo:font-weight="normal" officeooo:rsid="00be440d"/>
    </style:style>
    <style:style style:name="T49" style:family="text">
      <style:text-properties fo:font-variant="normal" fo:text-transform="none" fo:color="#333333" style:font-name="PT Serif" fo:font-size="13.5pt" fo:letter-spacing="normal" fo:font-style="normal" fo:font-weight="normal" officeooo:rsid="00bf9106"/>
    </style:style>
    <style:style style:name="T50" style:family="text">
      <style:text-properties fo:font-variant="normal" fo:text-transform="none" fo:color="#333333" style:font-name="PT Serif" fo:font-size="13.5pt" fo:letter-spacing="normal" fo:font-style="normal" fo:font-weight="normal" officeooo:rsid="00bfa857"/>
    </style:style>
    <style:style style:name="T51" style:family="text">
      <style:text-properties fo:font-variant="normal" fo:text-transform="none" fo:color="#333333" style:font-name="PT Serif" fo:font-size="13.5pt" fo:letter-spacing="normal" fo:font-style="normal" fo:font-weight="normal" officeooo:rsid="00c0c0bf"/>
    </style:style>
    <style:style style:name="T52" style:family="text">
      <style:text-properties fo:font-variant="normal" fo:text-transform="none" fo:color="#333333" style:font-name="PT Serif" fo:font-size="13.5pt" fo:letter-spacing="normal" fo:font-style="normal" fo:font-weight="normal" officeooo:rsid="00c0f3f6"/>
    </style:style>
    <style:style style:name="T53" style:family="text">
      <style:text-properties fo:font-variant="normal" fo:text-transform="none" fo:color="#333333" style:font-name="PT Serif" fo:font-size="13.5pt" fo:letter-spacing="normal" fo:font-style="normal" fo:font-weight="normal" officeooo:rsid="00c25650"/>
    </style:style>
    <style:style style:name="T54" style:family="text">
      <style:text-properties fo:font-variant="normal" fo:text-transform="none" fo:color="#333333" style:font-name="PT Serif" fo:font-size="13.5pt" fo:letter-spacing="normal" fo:font-style="normal" fo:font-weight="normal" officeooo:rsid="00c26a9d"/>
    </style:style>
    <style:style style:name="T55" style:family="text">
      <style:text-properties fo:font-variant="normal" fo:text-transform="none" fo:color="#333333" style:font-name="PT Serif" fo:font-size="13.5pt" fo:letter-spacing="normal" fo:font-style="normal" fo:font-weight="normal" officeooo:rsid="00ca3044"/>
    </style:style>
    <style:style style:name="T56" style:family="text">
      <style:text-properties fo:font-variant="normal" fo:text-transform="none" fo:color="#333333" style:font-name="PT Serif" fo:font-size="13.5pt" fo:letter-spacing="normal" fo:font-style="normal" fo:font-weight="normal" officeooo:rsid="00cacf8b"/>
    </style:style>
    <style:style style:name="T57" style:family="text">
      <style:text-properties fo:font-variant="normal" fo:text-transform="none" fo:color="#333333" style:font-name="PT Serif" fo:font-size="13.5pt" fo:letter-spacing="normal" fo:font-style="normal" fo:font-weight="normal" officeooo:rsid="00ccac5d"/>
    </style:style>
    <style:style style:name="T58" style:family="text">
      <style:text-properties fo:font-variant="normal" fo:text-transform="none" fo:color="#333333" style:font-name="PT Serif" fo:font-size="13.5pt" fo:letter-spacing="normal" fo:font-style="normal" fo:font-weight="normal" officeooo:rsid="00d4ba97"/>
    </style:style>
    <style:style style:name="T59" style:family="text">
      <style:text-properties fo:font-variant="normal" fo:text-transform="none" fo:color="#333333" style:font-name="PT Serif" fo:font-size="13.5pt" fo:letter-spacing="normal" fo:font-style="normal" fo:font-weight="normal" officeooo:rsid="00d8d4c1"/>
    </style:style>
    <style:style style:name="T60" style:family="text">
      <style:text-properties fo:font-variant="normal" fo:text-transform="none" fo:color="#333333" style:font-name="Menlo" fo:font-size="9.75pt" fo:letter-spacing="normal" fo:font-style="normal" fo:font-weight="normal"/>
    </style:style>
    <style:style style:name="T61" style:family="text">
      <style:text-properties fo:font-variant="normal" fo:text-transform="none" fo:color="#333333" fo:letter-spacing="normal"/>
    </style:style>
    <style:style style:name="T62" style:family="text">
      <style:text-properties fo:font-variant="normal" fo:text-transform="none" fo:color="#333333" fo:font-size="13.5pt" fo:letter-spacing="normal" fo:font-style="normal" fo:font-weight="normal"/>
    </style:style>
    <style:style style:name="T63" style:family="text">
      <style:text-properties fo:font-variant="normal" fo:text-transform="none" fo:color="#333333" fo:font-size="13.5pt" fo:letter-spacing="normal" fo:font-style="normal" fo:font-weight="normal" officeooo:rsid="008b5958"/>
    </style:style>
    <style:style style:name="T64" style:family="text">
      <style:text-properties fo:font-variant="normal" fo:text-transform="none" fo:color="#333333" fo:background-color="#000000"/>
    </style:style>
    <style:style style:name="T65" style:family="text">
      <style:text-properties fo:font-variant="normal" fo:text-transform="none" fo:color="#555555" style:font-name="Menlo" fo:font-size="13.5pt" fo:letter-spacing="normal" fo:font-style="normal" fo:font-weight="normal" fo:background-color="#ffffff"/>
    </style:style>
    <style:style style:name="T66" style:family="text">
      <style:text-properties fo:font-variant="normal" fo:text-transform="none" fo:color="#555555" style:font-name="Menlo" fo:font-size="13.5pt" fo:letter-spacing="normal" fo:font-style="normal" fo:font-weight="normal" officeooo:rsid="0044a138" fo:background-color="#ffffff"/>
    </style:style>
    <style:style style:name="T67" style:family="text">
      <style:text-properties fo:font-variant="normal" fo:text-transform="none" fo:color="#555555" style:font-name="Menlo" fo:font-size="13.5pt" fo:letter-spacing="normal" fo:font-style="normal" fo:font-weight="normal" officeooo:rsid="0045c273" fo:background-color="#ffffff"/>
    </style:style>
    <style:style style:name="T68" style:family="text">
      <style:text-properties fo:font-variant="normal" fo:text-transform="none" fo:color="#555555" style:font-name="Menlo" fo:font-size="13.5pt" fo:letter-spacing="normal" fo:font-style="normal" fo:font-weight="normal" officeooo:rsid="0049fd65" fo:background-color="#ffffff"/>
    </style:style>
    <style:style style:name="T69" style:family="text">
      <style:text-properties fo:font-variant="normal" fo:text-transform="none" fo:color="#555555" style:font-name="Menlo" fo:font-size="13.5pt" fo:letter-spacing="normal" fo:font-style="normal" fo:font-weight="normal" officeooo:rsid="004aea91" fo:background-color="#ffffff"/>
    </style:style>
    <style:style style:name="T70" style:family="text">
      <style:text-properties fo:font-variant="normal" fo:text-transform="none" fo:color="#555555" style:font-name="Menlo" fo:font-size="13.5pt" fo:letter-spacing="normal" fo:font-style="normal" fo:font-weight="normal" officeooo:rsid="004ff0d1" fo:background-color="#ffffff"/>
    </style:style>
    <style:style style:name="T71" style:family="text">
      <style:text-properties fo:font-variant="normal" fo:text-transform="none" fo:color="#555555" style:font-name="Menlo" fo:font-size="13.5pt" fo:letter-spacing="normal" fo:font-style="normal" fo:font-weight="normal" officeooo:rsid="008b5958" fo:background-color="#ffffff"/>
    </style:style>
    <style:style style:name="T72" style:family="text">
      <style:text-properties fo:font-variant="normal" fo:text-transform="none" fo:color="#555555" style:font-name="Menlo" fo:font-size="13.5pt" fo:letter-spacing="normal" fo:font-style="normal" fo:font-weight="normal" officeooo:rsid="009979c6" fo:background-color="#ffffff"/>
    </style:style>
    <style:style style:name="T73" style:family="text">
      <style:text-properties fo:font-variant="normal" fo:text-transform="none" fo:color="#555555" style:font-name="Menlo" fo:font-size="13.5pt" fo:letter-spacing="normal" fo:font-style="normal" fo:font-weight="normal" officeooo:rsid="00a2fcd8" fo:background-color="#ffffff"/>
    </style:style>
    <style:style style:name="T74" style:family="text">
      <style:text-properties fo:font-variant="normal" fo:text-transform="none" fo:color="#555555" style:font-name="Menlo" fo:font-size="13.5pt" fo:letter-spacing="normal" fo:font-style="normal" fo:font-weight="normal" officeooo:rsid="00b7e5f7" fo:background-color="#ffffff"/>
    </style:style>
    <style:style style:name="T75" style:family="text">
      <style:text-properties fo:font-variant="normal" fo:text-transform="none" fo:color="#555555" style:font-name="Menlo" fo:font-size="13.5pt" fo:letter-spacing="normal" fo:font-style="normal" fo:font-weight="normal" officeooo:rsid="00b97a92" fo:background-color="#ffffff"/>
    </style:style>
    <style:style style:name="T76" style:family="text">
      <style:text-properties fo:font-variant="normal" fo:text-transform="none" fo:color="#555555" style:font-name="Menlo" fo:font-size="13.5pt" fo:letter-spacing="normal" fo:font-style="normal" fo:font-weight="normal" officeooo:rsid="00c0c0bf" fo:background-color="#ffffff"/>
    </style:style>
    <style:style style:name="T77" style:family="text">
      <style:text-properties fo:font-variant="normal" fo:text-transform="none" fo:color="#555555" style:font-name="Menlo" fo:font-size="13.5pt" fo:letter-spacing="normal" fo:font-style="normal" fo:font-weight="normal" officeooo:rsid="00c5dbf2" fo:background-color="#ffffff"/>
    </style:style>
    <style:style style:name="T78" style:family="text">
      <style:text-properties fo:font-variant="normal" fo:text-transform="none" fo:color="#555555" style:font-name="Menlo" fo:font-size="13.5pt" fo:letter-spacing="normal" fo:font-style="normal" fo:font-weight="normal" officeooo:rsid="00c7e2a1" fo:background-color="#ffffff"/>
    </style:style>
    <style:style style:name="T79" style:family="text">
      <style:text-properties fo:font-variant="normal" fo:text-transform="none" fo:color="#555555" style:font-name="Menlo" fo:font-size="13.5pt" fo:letter-spacing="normal" fo:font-style="normal" fo:font-weight="normal" officeooo:rsid="00ca3044" fo:background-color="#ffffff"/>
    </style:style>
    <style:style style:name="T80" style:family="text">
      <style:text-properties fo:font-variant="normal" fo:text-transform="none" fo:color="#555555" style:font-name="Menlo" fo:font-size="13.5pt" fo:letter-spacing="normal" fo:font-style="normal" fo:font-weight="normal" officeooo:rsid="00ccac5d" fo:background-color="#ffffff"/>
    </style:style>
    <style:style style:name="T81" style:family="text">
      <style:text-properties fo:font-variant="normal" fo:text-transform="none" fo:color="#555555" style:font-name="Menlo" fo:font-size="13.5pt" fo:letter-spacing="normal" fo:font-style="normal" fo:font-weight="normal" officeooo:rsid="00cde3bb" fo:background-color="#ffffff"/>
    </style:style>
    <style:style style:name="T82" style:family="text">
      <style:text-properties fo:font-variant="normal" fo:text-transform="none" fo:color="#555555" style:font-name="Menlo" fo:font-size="13.5pt" fo:letter-spacing="normal" fo:font-style="normal" fo:font-weight="normal" officeooo:rsid="00d5fb44" fo:background-color="#ffffff"/>
    </style:style>
    <style:style style:name="T83" style:family="text">
      <style:text-properties fo:font-variant="normal" fo:text-transform="none" fo:color="#555555" style:font-name="Menlo" fo:font-size="13.5pt" fo:letter-spacing="normal" fo:font-style="normal" fo:font-weight="normal" officeooo:rsid="00d71611" fo:background-color="#ffffff"/>
    </style:style>
    <style:style style:name="T84" style:family="text">
      <style:text-properties fo:font-variant="normal" fo:text-transform="none" fo:color="#555555" style:font-name="Menlo" fo:font-size="13.5pt" fo:letter-spacing="normal" fo:font-style="normal" fo:font-weight="normal" officeooo:rsid="00d7c5e7" fo:background-color="#ffffff"/>
    </style:style>
    <style:style style:name="T85" style:family="text">
      <style:text-properties fo:font-variant="normal" fo:text-transform="none" fo:color="#dd1144" style:font-name="inherit" fo:font-size="9.75pt" fo:font-style="normal" fo:font-weight="normal" fo:background-color="#000000"/>
    </style:style>
    <style:style style:name="T86" style:family="text">
      <style:text-properties fo:font-variant="normal" fo:text-transform="none" fo:color="#dc322f" style:font-name="inherit" fo:font-size="9.75pt" fo:font-style="normal" fo:font-weight="normal" fo:background-color="#000000"/>
    </style:style>
    <style:style style:name="T87" style:family="text">
      <style:text-properties fo:font-variant="normal" fo:text-transform="none" fo:color="#aaaaaa" style:font-name="inherit" fo:font-size="9.75pt" fo:font-style="italic" fo:font-weight="normal" fo:background-color="#000000"/>
    </style:style>
    <style:style style:name="T88" style:family="text">
      <style:text-properties fo:font-variant="normal" fo:text-transform="none" fo:color="#751590" style:font-name="inherit" fo:font-size="13.5pt" fo:letter-spacing="normal" fo:font-style="normal" fo:font-weight="normal"/>
    </style:style>
    <style:style style:name="T89" style:family="text">
      <style:text-properties fo:font-variant="normal" fo:text-transform="none" fo:color="#751590" style:font-name="inherit" fo:font-size="13.5pt" fo:letter-spacing="normal" fo:font-style="normal" fo:font-weight="normal" officeooo:rsid="00d019de"/>
    </style:style>
    <style:style style:name="T90" style:family="text">
      <style:text-properties fo:font-variant="normal" fo:text-transform="none" fo:color="#859900" style:font-name="inherit" fo:font-size="9.75pt" fo:font-style="normal" fo:font-weight="normal" fo:background-color="#000000"/>
    </style:style>
    <style:style style:name="T91" style:family="text">
      <style:text-properties fo:font-variant="normal" fo:text-transform="none" fo:color="#0086b3" style:font-name="inherit" fo:font-size="9.75pt" fo:font-style="normal" fo:font-weight="normal" fo:background-color="#000000"/>
    </style:style>
    <style:style style:name="T92" style:family="text">
      <style:text-properties style:font-name="Menlo" fo:font-size="15pt" fo:font-weight="bold"/>
    </style:style>
    <style:style style:name="T93" style:family="text">
      <style:text-properties style:font-name="Menlo" fo:font-size="24.75pt" fo:font-weight="bold"/>
    </style:style>
    <style:style style:name="T94" style:family="text">
      <style:text-properties style:font-name="Menlo" fo:background-color="#ffffff"/>
    </style:style>
    <style:style style:name="T95" style:family="text">
      <style:text-properties style:font-name="Menlo" officeooo:rsid="0093d40d" fo:background-color="#ffffff"/>
    </style:style>
    <style:style style:name="T96" style:family="text">
      <style:text-properties officeooo:rsid="0038329a"/>
    </style:style>
    <style:style style:name="T97" style:family="text">
      <style:text-properties officeooo:rsid="00397ff8"/>
    </style:style>
    <style:style style:name="T98" style:family="text">
      <style:text-properties officeooo:rsid="003d8802"/>
    </style:style>
    <style:style style:name="T99" style:family="text">
      <style:text-properties officeooo:rsid="00486f07"/>
    </style:style>
    <style:style style:name="T100" style:family="text">
      <style:text-properties officeooo:rsid="005b65a6"/>
    </style:style>
    <style:style style:name="T101" style:family="text">
      <style:text-properties officeooo:rsid="00648c9c"/>
    </style:style>
    <style:style style:name="T102" style:family="text">
      <style:text-properties officeooo:rsid="0067323e"/>
    </style:style>
    <style:style style:name="T103" style:family="text">
      <style:text-properties style:font-name="Fjalla One" fo:font-weight="bold"/>
    </style:style>
    <style:style style:name="T104" style:family="text">
      <style:text-properties fo:color="#333333"/>
    </style:style>
    <style:style style:name="T105" style:family="text">
      <style:text-properties fo:color="#333333" style:font-name="PT Serif" fo:font-size="13.5pt"/>
    </style:style>
    <style:style style:name="T106" style:family="text">
      <style:text-properties fo:color="#333333" style:font-name="PT Serif" fo:font-size="13.5pt" officeooo:rsid="0093d40d"/>
    </style:style>
    <style:style style:name="T107" style:family="text">
      <style:text-properties fo:color="#333333" style:font-name="PT Serif" fo:font-size="13.5pt" officeooo:rsid="0093d40d" fo:background-color="#ffffff"/>
    </style:style>
    <style:style style:name="T108" style:family="text">
      <style:text-properties fo:color="#333333" style:font-name="Fjalla One" fo:font-size="13.5pt" fo:font-weight="bold" officeooo:rsid="0093d40d" fo:background-color="#ffffff"/>
    </style:style>
    <style:style style:name="T109" style:family="text">
      <style:text-properties fo:color="#333333" style:font-name="Fjalla One" fo:font-size="13.5pt" fo:font-weight="bold" officeooo:rsid="0096333e" fo:background-color="#ffffff"/>
    </style:style>
    <style:style style:name="T110" style:family="text">
      <style:text-properties fo:color="#333333" officeooo:rsid="0093d40d"/>
    </style:style>
    <style:style style:name="T111" style:family="text">
      <style:text-properties style:font-name="PT Serif" fo:font-weight="normal"/>
    </style:style>
    <style:style style:name="T112" style:family="text">
      <style:text-properties style:font-name="PT Serif" fo:font-weight="normal" officeooo:rsid="0072d9a6"/>
    </style:style>
    <style:style style:name="T113" style:family="text">
      <style:text-properties style:font-name="PT Serif" fo:font-weight="normal" officeooo:rsid="00712aa5"/>
    </style:style>
    <style:style style:name="T114" style:family="text">
      <style:text-properties style:font-name="PT Serif" fo:font-weight="normal" officeooo:rsid="0075b3c2"/>
    </style:style>
    <style:style style:name="T115" style:family="text">
      <style:text-properties style:font-name="PT Serif" fo:font-weight="normal" officeooo:rsid="00779b54" fo:background-color="#ffffff"/>
    </style:style>
    <style:style style:name="T116" style:family="text">
      <style:text-properties style:font-name="PT Serif" fo:font-weight="normal" officeooo:rsid="007ab368" fo:background-color="#ffffff"/>
    </style:style>
    <style:style style:name="T117" style:family="text">
      <style:text-properties style:font-name="PT Serif" fo:font-weight="normal" officeooo:rsid="007efbae" fo:background-color="#ffffff"/>
    </style:style>
    <style:style style:name="T118" style:family="text">
      <style:text-properties style:font-name="PT Serif" fo:font-weight="normal" officeooo:rsid="007f12bc" fo:background-color="#ffffff"/>
    </style:style>
    <style:style style:name="T119" style:family="text">
      <style:text-properties style:font-name="PT Serif" officeooo:rsid="008879d2" fo:background-color="#ffffff"/>
    </style:style>
    <style:style style:name="T120" style:family="text">
      <style:text-properties fo:color="#555555" style:font-name="Menlo" fo:font-weight="normal" fo:background-color="#ffffff"/>
    </style:style>
    <style:style style:name="T121" style:family="text">
      <style:text-properties fo:color="#555555" style:font-name="Menlo" fo:font-weight="normal" officeooo:rsid="0072d9a6" fo:background-color="#ffffff"/>
    </style:style>
    <style:style style:name="T122" style:family="text">
      <style:text-properties fo:color="#555555" style:font-name="Menlo" fo:font-weight="normal" officeooo:rsid="0075b3c2" fo:background-color="#ffffff"/>
    </style:style>
    <style:style style:name="T123" style:family="text">
      <style:text-properties fo:color="#555555" style:font-name="Menlo" fo:font-weight="normal" officeooo:rsid="00779b54" fo:background-color="#ffffff"/>
    </style:style>
    <style:style style:name="T124" style:family="text">
      <style:text-properties fo:color="#555555" style:font-name="Menlo" fo:font-weight="normal" officeooo:rsid="007ab368" fo:background-color="#ffffff"/>
    </style:style>
    <style:style style:name="T125" style:family="text">
      <style:text-properties fo:color="#555555" style:font-name="Menlo" fo:background-color="#ffffff"/>
    </style:style>
    <style:style style:name="T126" style:family="text">
      <style:text-properties fo:color="#555555" style:font-name="Menlo" officeooo:rsid="0084c80a" fo:background-color="#ffffff"/>
    </style:style>
    <style:style style:name="T127" style:family="text">
      <style:text-properties fo:color="#555555" style:font-name="Menlo" officeooo:rsid="009e4521" fo:background-color="#ffffff"/>
    </style:style>
    <style:style style:name="T128" style:family="text">
      <style:text-properties fo:color="#555555" style:font-name="Menlo" officeooo:rsid="00a1a0e5" fo:background-color="#ffffff"/>
    </style:style>
    <style:style style:name="T129" style:family="text">
      <style:text-properties fo:color="#555555" style:font-name="Menlo" fo:font-weight="bold" fo:background-color="#ffffff"/>
    </style:style>
    <style:style style:name="T130" style:family="text">
      <style:text-properties fo:color="#555555" style:font-name="Menlo" fo:font-weight="bold" officeooo:rsid="0086ef2d" fo:background-color="#ffffff"/>
    </style:style>
    <style:style style:name="T131" style:family="text">
      <style:text-properties fo:color="#555555" style:font-name="Menlo" fo:font-weight="bold" officeooo:rsid="008879d2" fo:background-color="#ffffff"/>
    </style:style>
    <style:style style:name="T132" style:family="text">
      <style:text-properties fo:color="#555555" style:font-name="Menlo" fo:font-weight="bold" officeooo:rsid="008980c7" fo:background-color="#ffffff"/>
    </style:style>
    <style:style style:name="T133" style:family="text">
      <style:text-properties style:font-name="inherit" fo:font-style="italic"/>
    </style:style>
    <style:style style:name="T134" style:family="text">
      <style:text-properties style:font-name="inherit" fo:font-style="italic" officeooo:rsid="00822a20"/>
    </style:style>
    <style:style style:name="T135" style:family="text">
      <style:text-properties style:font-name="inherit" fo:font-size="13.5pt" fo:font-weight="normal" style:font-name-asian="inherit" style:font-size-asian="13.5pt" style:font-weight-asian="normal" style:font-name-complex="inherit" style:font-size-complex="13.5pt" style:font-weight-complex="normal"/>
    </style:style>
    <style:style style:name="T136" style:family="text">
      <style:text-properties style:font-name="inherit" fo:font-size="13.5pt" fo:font-style="normal" fo:font-weight="bold"/>
    </style:style>
    <style:style style:name="T137" style:family="text">
      <style:text-properties officeooo:rsid="00822a20"/>
    </style:style>
    <style:style style:name="T138" style:family="text">
      <style:text-properties officeooo:rsid="0084c80a"/>
    </style:style>
    <style:style style:name="T139" style:family="text">
      <style:text-properties officeooo:rsid="008fa78f"/>
    </style:style>
    <style:style style:name="T140" style:family="text">
      <style:text-properties officeooo:rsid="0091e780"/>
    </style:style>
    <style:style style:name="T141" style:family="text">
      <style:text-properties fo:color="#751590"/>
    </style:style>
    <style:style style:name="T142" style:family="text">
      <style:text-properties fo:color="#751590" style:font-name="inherit"/>
    </style:style>
    <style:style style:name="T143" style:family="text">
      <style:text-properties officeooo:rsid="009e4521"/>
    </style:style>
    <style:style style:name="T144" style:family="text">
      <style:text-properties officeooo:rsid="009fc7d3"/>
    </style:style>
    <style:style style:name="T145" style:family="text">
      <style:text-properties officeooo:rsid="00a048c5"/>
    </style:style>
    <style:style style:name="T146" style:family="text">
      <style:text-properties officeooo:rsid="00a1a0e5"/>
    </style:style>
    <style:style style:name="T147" style:family="text">
      <style:text-properties officeooo:rsid="00a2e92e"/>
    </style:style>
    <style:style style:name="T148" style:family="text">
      <style:text-properties officeooo:rsid="00a79451"/>
    </style:style>
    <style:style style:name="T149" style:family="text">
      <style:text-properties officeooo:rsid="00ab0b2f"/>
    </style:style>
    <style:style style:name="T150" style:family="text">
      <style:text-properties officeooo:rsid="00ae54c2"/>
    </style:style>
    <style:style style:name="T151" style:family="text">
      <style:text-properties officeooo:rsid="00afb9e4"/>
    </style:style>
    <style:style style:name="T152" style:family="text">
      <style:text-properties officeooo:rsid="00b10ff4"/>
    </style:style>
    <style:style style:name="T153" style:family="text">
      <style:text-properties officeooo:rsid="00b70b79"/>
    </style:style>
    <style:style style:name="T154" style:family="text">
      <style:text-properties officeooo:rsid="00c06849"/>
    </style:style>
    <style:style style:name="T155" style:family="text">
      <style:text-properties officeooo:rsid="00c3787a"/>
    </style:style>
    <style:style style:name="T156" style:family="text">
      <style:text-properties officeooo:rsid="00c5397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51pt solid #ffffff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9" text:outline-level="1">http://www.michael-noll.com/tutorials/running-hadoop-on-ubuntu-linux-multi-node-cluster/</text:h>
      <text:h text:style-name="P39" text:outline-level="1">Running Hadoop on Ubuntu Linux (Multi-Node Cluster)</text:h>
      <text:p text:style-name="P2">2 tane singlenode cluster aracılıgıyla bir multinode cluster kurulumu amaçlanmıştır.</text:p>
      <text:p text:style-name="P1">2 tane ubuntu box kullanarak, bir multinode cluster oluşturulmalıdır.</text:p>
      <text:p text:style-name="P20"><text:span text:style-name="T8">Başlangıç olarak yapılması gereken, </text:span><text:span text:style-name="T9">2 tane Ubuntu makineye local Hadoop kurulumu yapıp ayarların yapılmasıdır.</text:span><text:span text:style-name="T10">(Standalone) </text:span><text:span text:style-name="T11">Ardından bu 2 single node cluster ı biri master(aslında verinin depolanması ve işlenmesi düşünülmediğinde slave gibi davranan) diğeri slave olacak şekilde birleştirmektir.</text:span></text:p>
      <text:p text:style-name="P9"/>
      <text:p text:style-name="P9"/>
      <text:p text:style-name="P8"><draw:frame draw:style-name="fr1" draw:name="graphics1" text:anchor-type="as-char" svg:width="3.7917in" svg:height="3.9272in" draw:z-index="0"><draw:image xlink:href="http://www.michael-noll.com/blog/uploads/Hadoop-multi-node-cluster_tutorial-structure.png" xlink:type="simple" xlink:show="embed" xlink:actuate="onLoad"/></draw:frame></text:p>
      <text:p text:style-name="P34">Figure 2: Tutorial approach and structure</text:p>
      <text:h text:style-name="P25" text:outline-level="1"><text:soft-page-break/>Gereksinimler</text:h>
      <text:h text:style-name="P37" text:outline-level="2">İlk olarak Single Node clusterların Ayarları yapılmalı</text:h>
      <text:p text:style-name="P3"><text:span text:style-name="T12">2 Ubuntu makine üzerine kurulan Hadoop Cluster ın aynı ayarlara sahip olması </text:span><text:span text:style-name="T13">önerilir.</text:span><text:span text:style-name="T8">(installation </text:span><text:span text:style-name="T14">yerleri</text:span><text:span text:style-name="T8"> </text:span><text:span text:style-name="T14">ve</text:span><text:span text:style-name="T8"> path</text:span><text:span text:style-name="T14">ler vs.</text:span><text:span text:style-name="T8">) </text:span><text:span text:style-name="T15">Aksi takdirde <text:s/>single node clusterların multi node cluster hale getirilmesi adımında problemlerin yaşanması olasıdır.</text:span><text:span text:style-name="T8"> </text:span></text:p>
      <text:p text:style-name="P9"/>
      <text:h text:style-name="P38" text:outline-level="2">2 Single Node Cluster Ubuntu Makineler kurulduysa devam edelir.</text:h>
      <text:p text:style-name="P12">Şuan elimizde çalışan 2 tane single node cluster bulunmaktadır. <text:span text:style-name="T96">Ubuntu makinelerden birini master diğerini slave yapacak şekilde ayarların yapılması gerekmektedir.</text:span></text:p>
      <text:p text:style-name="P9"/>
      <text:p text:style-name="P35"><text:span text:style-name="T97">Şuandan itibaren Master makine master slave makinede slave olarak adlandırılmıştır.Ayrıca bu iki makineye networking kurulumu sırasından da sırayla aynı isimlendirme verilecektir.</text:span> “/etc/hosts“. <text:span text:style-name="T98">Eger makinelerin hostnameleri farklı ise,</text:span> (e.g. “node01“) <text:span text:style-name="T98">Uygun düzenlemeler yapılmalıdır.</text:span></text:p>
      <text:p text:style-name="P33">Devam etemeden önce 2 single node cluster ı da durdurmak zorundayız.</text:p>
      <text:p text:style-name="P31"><text:span text:style-name="Source_20_Text"><text:span text:style-name="T65">bin/stop-all.sh</text:span></text:span></text:p>
      <text:p text:style-name="P9"/>
      <text:h text:style-name="P39" text:outline-level="1"><text:bookmark text:name="networking"/>Networking</text:h>
      <text:p text:style-name="P32"><text:span text:style-name="T8">2 makine birbirine network üzerinden erişebilir olmalıdır. </text:span><text:span text:style-name="T16">En kolay yol 2 maikineyide donanım ve yazılım configurasyonları düşünmeksizin aynı networkte tutmaktır. </text:span><text:span text:style-name="T17">Örnegin 2 makine bir hub veya switch yardımıyla baglanabilir ve network interfaceleri:</text:span></text:p>
      <text:p text:style-name="P31"><text:span text:style-name="Source_20_Text"><text:span text:style-name="T65">192.168.0.x/24</text:span></text:span><text:span text:style-name="Source_20_Text"><text:span text:style-name="T18"> </text:span></text:span><text:span text:style-name="Source_20_Text"><text:span text:style-name="T19">gibi olabilir.</text:span></text:span></text:p>
      <text:p text:style-name="P31"><text:span text:style-name="T27">Bunu kolayca halledebilmek adına</text:span><text:span text:style-name="T8"> </text:span><text:span text:style-name="T27">masterın</text:span><text:span text:style-name="T8"> IP addres</text:span><text:span text:style-name="T27">ini </text:span><text:span text:style-name="Source_20_Text"><text:span text:style-name="T65">192.168.0.1</text:span></text:span><text:span text:style-name="Source_20_Text"><text:span text:style-name="T18"> </text:span></text:span><text:span text:style-name="T27">ve</text:span><text:span text:style-name="T8"> </text:span><text:span text:style-name="T27">slave in IP adresini </text:span><text:span text:style-name="Source_20_Text"><text:span text:style-name="T65">192.168.0.2 </text:span></text:span><text:span text:style-name="Source_20_Text"><text:span text:style-name="T66">olarak seçebiliriz. </text:span></text:span><text:span text:style-name="Source_20_Text"><text:span text:style-name="T67">2 makineninde </text:span></text:span><text:soft-page-break/><text:span text:style-name="Source_20_Text"><text:span text:style-name="T65">/etc/hosts</text:span></text:span><text:span text:style-name="Source_20_Text"><text:span text:style-name="T18"> </text:span></text:span><text:span text:style-name="Source_20_Text"><text:span text:style-name="T20">ları aşagıdaki şekilde güncellenmelidir.</text:span></text:span></text:p>
      <text:p text:style-name="P19">/etc/hosts (for master AND slave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1</text:p>
            <text:p text:style-name="P28">2</text:p>
          </table:table-cell>
          <table:table-cell table:style-name="Table1.A1" office:value-type="string">
            <text:p text:style-name="P29"><text:span text:style-name="Source_20_Text"><text:span text:style-name="T1">192.168.0.1 <text:s text:c="3"/>master</text:span></text:span></text:p>
            <text:p text:style-name="P29"><text:span text:style-name="Source_20_Text"><text:span text:style-name="T1">192.168.0.2 <text:s text:c="3"/>slave</text:span>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9" text:outline-level="1"><text:bookmark text:name="ssh-access"/>SSH <text:span text:style-name="T99">erişimi</text:span></text:h>
      <text:p text:style-name="P4"><text:span text:style-name="T28">Master üzerindeki hduser kullanıcısı </text:span><text:span text:style-name="T8">The </text:span><text:span text:style-name="Source_20_Text"><text:span text:style-name="T65">hduser</text:span></text:span><text:span text:style-name="T8"> user on the </text:span><text:span text:style-name="Source_20_Text"><text:span text:style-name="T65">master</text:span></text:span><text:span text:style-name="T8"> (aka </text:span><text:span text:style-name="Source_20_Text"><text:span text:style-name="T65">hduser@master</text:span></text:span><text:span text:style-name="T8">) must be able to connect </text:span></text:p>
      <text:p text:style-name="P5"><text:span text:style-name="T8">a) </text:span><text:span text:style-name="Source_20_Text"><text:span text:style-name="T65">master </text:span></text:span><text:span text:style-name="Source_20_Text"><text:span text:style-name="T68">üzerindeki kendi kullanıcı hesabına</text:span></text:span><text:span text:style-name="T8">– i.e. </text:span><text:span text:style-name="Source_20_Text"><text:span text:style-name="T65">ssh master</text:span></text:span><text:span text:style-name="T8">  context </text:span><text:span text:style-name="T31">ve </text:span><text:span text:style-name="T8"> </text:span><text:span text:style-name="Source_20_Text"><text:span text:style-name="T65">ssh localhost</text:span></text:span><text:span text:style-name="T8"> </text:span><text:span text:style-name="T31">(zorunluluk değil)</text:span></text:p>
      <text:p text:style-name="P5"><text:span text:style-name="T8">b) </text:span><text:span text:style-name="T29">slave üzerindeki </text:span><text:span text:style-name="Source_20_Text"><text:span text:style-name="T65">hduser </text:span></text:span><text:span text:style-name="Source_20_Text"><text:span text:style-name="T69">kullanıcısına </text:span></text:span><text:span text:style-name="T8">(aka </text:span><text:span text:style-name="Source_20_Text"><text:span text:style-name="T65">hduser@slave</text:span></text:span><text:span text:style-name="T8">) </text:span><text:span text:style-name="T29">yoluyla</text:span><text:span text:style-name="T8"> password-less SSH login. </text:span></text:p>
      <text:p text:style-name="P21"><text:span text:style-name="T8">E</text:span><text:span text:style-name="T30">r</text:span><text:span text:style-name="T8">iş</text:span><text:span text:style-name="T30">e</text:span><text:span text:style-name="T8">biliyor olmalıdır.</text:span></text:p>
      <text:p text:style-name="P22"><text:span text:style-name="T8">Sinle node cluster kurarken <text:s/>password-less SSH login </text:span><text:span text:style-name="T32">den bahsedilmişti.</text:span></text:p>
      <text:p text:style-name="P6"><text:span text:style-name="T8"><text:s/></text:span><text:a xlink:type="simple" xlink:href="mailto:hduser@master"><text:span text:style-name="Source_20_Text">hduser@master</text:span></text:a><text:span text:style-name="Source_20_Text"><text:span text:style-name="T65"> </text:span></text:span><text:span text:style-name="Source_20_Text"><text:span text:style-name="T70">ın</text:span></text:span><text:span text:style-name="T8"> public SSH key</text:span><text:span text:style-name="T33">i</text:span><text:span text:style-name="T8"> (</text:span><text:span text:style-name="Source_20_Text"><text:span text:style-name="T65">$HOME/.ssh/id_rsa.pub </text:span></text:span><text:span text:style-name="Source_20_Text"><text:span text:style-name="T70">de</text:span></text:span><text:span text:style-name="T8">) to </text:span><text:span text:style-name="Source_20_Text"><text:span text:style-name="T65">authorized_keys</text:span></text:span><text:span text:style-name="Source_20_Text"><text:span text:style-name="T18"> </text:span></text:span><text:span text:style-name="Source_20_Text"><text:span text:style-name="T21">dosyası</text:span></text:span><text:span text:style-name="Source_20_Text"><text:span text:style-name="T65">hduser@slave</text:span></text:span><text:span text:style-name="T8"> (</text:span><text:span text:style-name="Source_20_Text"><text:span text:style-name="T65">$HOME/.ssh/authorized_keys </text:span></text:span><text:span text:style-name="Source_20_Text"><text:span text:style-name="T70">de</text:span></text:span><text:span text:style-name="T8">) </text:span><text:span text:style-name="T33">olmalıdır.</text:span><text:span text:style-name="T34">Bunu manuel olaak veya aşagıdaki komutla yapılabilir:</text:span></text:p>
      <text:p text:style-name="P6"><text:span text:style-name="T60">hduser@master:~$ ssh-copy-id -i $HOME/.ssh/id_rsa.pub </text:span><text:a xlink:type="simple" xlink:href="mailto:hduser@slave">hduser@slave</text:a></text:p>
      <text:p text:style-name="P10"/>
      <text:p text:style-name="P23"><text:span text:style-name="T8">Bu komut slave üzerindeki hduser için </text:span><text:span text:style-name="T35">gerekli ayarlamaları yapacaktır.</text:span></text:p>
      <text:p text:style-name="P18"/>
      <text:p text:style-name="P24"><text:span text:style-name="T35">S</text:span><text:span text:style-name="T8">on adım olarak, master üzerindeki hduser kullanıcısından slave üzerindeki hduser kullanıcısına baglanmayı deneyelim.</text:span></text:p>
      <text:p text:style-name="P11"/>
      <text:p text:style-name="P7"><text:span text:style-name="T8">So, connecting from </text:span><text:span text:style-name="Source_20_Text"><text:span text:style-name="T65">master</text:span></text:span><text:span text:style-name="T8"> to </text:span><text:span text:style-name="Source_20_Text"><text:span text:style-name="T65">master</text:span></text:span><text:span text:style-name="T8">…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1</text:p>
            <text:p text:style-name="P28">2</text:p>
            <text:p text:style-name="P28">3</text:p>
            <text:p text:style-name="P28">4</text:p>
            <text:p text:style-name="P28">5</text:p>
            <text:p text:style-name="P28">6</text:p>
            <text:p text:style-name="P28">7</text:p>
            <text:p text:style-name="P28">8</text:p>
          </table:table-cell>
          <table:table-cell table:style-name="Table2.A1" office:value-type="string">
            <text:p text:style-name="P29"><text:span text:style-name="Source_20_Text"><text:span text:style-name="T1">hduser@master:~$ ssh master</text:span></text:span></text:p>
            <text:p text:style-name="P29"><text:span text:style-name="Source_20_Text"><text:span text:style-name="T1">The authenticity of host </text:span></text:span><text:span text:style-name="Source_20_Text"><text:span text:style-name="T85">'master (192.168.0.1)'</text:span></text:span><text:span text:style-name="Source_20_Text"><text:span text:style-name="T1"> can</text:span></text:span><text:span text:style-name="Source_20_Text"><text:span text:style-name="T85">'t be established.</text:span></text:span></text:p>
            <text:p text:style-name="P29"><text:span text:style-name="Source_20_Text"><text:span text:style-name="T85">RSA key fingerprint is 3b:21:b3:c0:21:5c:7c:54:2f:1e:2d:96:79:eb:7f:95.</text:span></text:span></text:p>
            <text:p text:style-name="P29"><text:span text:style-name="Source_20_Text"><text:span text:style-name="T85">Are you sure you want to continue connecting (yes/no)? yes</text:span></text:span></text:p>
            <text:p text:style-name="P29"><text:span text:style-name="Source_20_Text"><text:span text:style-name="T85">Warning: Permanently added '</text:span></text:span><text:span text:style-name="Source_20_Text"><text:span text:style-name="T1">master</text:span></text:span><text:span text:style-name="Source_20_Text"><text:span text:style-name="T86">'</text:span></text:span><text:span text:style-name="Source_20_Text"><text:span text:style-name="T1"> </text:span></text:span><text:span text:style-name="Source_20_Text"><text:span text:style-name="T2">(</text:span></text:span><text:span text:style-name="Source_20_Text"><text:span text:style-name="T1">RSA</text:span></text:span><text:span text:style-name="Source_20_Text"><text:span text:style-name="T2">)</text:span></text:span><text:span text:style-name="Source_20_Text"><text:span text:style-name="T1"> to the list of known hosts.</text:span></text:span></text:p>
            <text:p text:style-name="P29"><text:span text:style-name="Source_20_Text"><text:span text:style-name="T1">Linux master 2.6.20-16-386 </text:span></text:span><text:span text:style-name="Source_20_Text"><text:span text:style-name="T87">#2 Thu Jun 7 20:16:13 UTC 2007 i686</text:span></text:span></text:p>
            <text:p text:style-name="P29"><text:span text:style-name="Source_20_Text"><text:span text:style-name="T1">...</text:span></text:span></text:p>
            <text:p text:style-name="P29"><text:span text:style-name="Source_20_Text"><text:span text:style-name="T1">hduser@master:~</text:span></text:span><text:span text:style-name="Source_20_Text"><text:span text:style-name="T86">$</text:span></text:span></text:p>
          </table:table-cell>
        </table:table-row>
      </table:table>
      <text:p text:style-name="P31"><text:span text:style-name="T61">…</text:span><text:span text:style-name="T8">and from </text:span><text:span text:style-name="Source_20_Text"><text:span text:style-name="T65">master</text:span></text:span><text:span text:style-name="T8"> to </text:span><text:span text:style-name="Source_20_Text"><text:span text:style-name="T65">slave</text:span></text:span><text:span text:style-name="T8">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8">1</text:p>
            <text:p text:style-name="P28">2</text:p>
            <text:p text:style-name="P28">3</text:p>
            <text:p text:style-name="P28">4</text:p>
            <text:p text:style-name="P28">5</text:p>
            <text:p text:style-name="P28">6</text:p>
            <text:p text:style-name="P28">7</text:p>
            <text:p text:style-name="P28">8</text:p>
          </table:table-cell>
          <table:table-cell table:style-name="Table3.A1" office:value-type="string">
            <text:p text:style-name="P29"><text:span text:style-name="Source_20_Text"><text:span text:style-name="T1">hduser@master:~$ ssh slave</text:span></text:span></text:p>
            <text:p text:style-name="P29"><text:span text:style-name="Source_20_Text"><text:span text:style-name="T1">The authenticity of host </text:span></text:span><text:span text:style-name="Source_20_Text"><text:span text:style-name="T85">'slave (192.168.0.2)'</text:span></text:span><text:span text:style-name="Source_20_Text"><text:span text:style-name="T1"> can</text:span></text:span><text:span text:style-name="Source_20_Text"><text:span text:style-name="T85">'t be established.</text:span></text:span></text:p>
            <text:p text:style-name="P29"><text:span text:style-name="Source_20_Text"><text:span text:style-name="T85">RSA key fingerprint is 74:d7:61:86:db:86:8f:31:90:9c:68:b0:13:88:52:72.</text:span></text:span></text:p>
            <text:p text:style-name="P29"><text:span text:style-name="Source_20_Text"><text:span text:style-name="T85">Are you sure you want to continue connecting (yes/no)? yes</text:span></text:span></text:p>
            <text:p text:style-name="P29"><text:span text:style-name="Source_20_Text"><text:span text:style-name="T85">Warning: Permanently added '</text:span></text:span><text:span text:style-name="Source_20_Text"><text:span text:style-name="T1">slave</text:span></text:span><text:span text:style-name="Source_20_Text"><text:span text:style-name="T86">'</text:span></text:span><text:span text:style-name="Source_20_Text"><text:span text:style-name="T1"> </text:span></text:span><text:span text:style-name="Source_20_Text"><text:span text:style-name="T2">(</text:span></text:span><text:span text:style-name="Source_20_Text"><text:span text:style-name="T1">RSA</text:span></text:span><text:span text:style-name="Source_20_Text"><text:span text:style-name="T2">)</text:span></text:span><text:span text:style-name="Source_20_Text"><text:span text:style-name="T1"> to the list of known hosts.</text:span></text:span></text:p>
            <text:p text:style-name="P29"><text:span text:style-name="Source_20_Text"><text:span text:style-name="T1">Ubuntu 10.04</text:span></text:span></text:p>
            <text:p text:style-name="P29"><text:span text:style-name="Source_20_Text"><text:span text:style-name="T1">...</text:span></text:span></text:p>
            <text:p text:style-name="P29"><text:span text:style-name="Source_20_Text"><text:span text:style-name="T1">hduser@slave:~</text:span></text:span><text:span text:style-name="Source_20_Text"><text:span text:style-name="T86">$</text:span></text:span></text:p>
          </table:table-cell>
        </table:table-row>
      </table:table>
      <text:p text:style-name="P11"><text:soft-page-break/></text:p>
      <text:h text:style-name="P26" text:outline-level="1">HADOOP</text:h>
      <text:h text:style-name="P36" text:outline-level="2"><text:bookmark text:name="cluster-overview-aka-the-goal"/>Cluster Overview (aka the goal)</text:h>
      <text:p text:style-name="P13">Master node olarak kullanılan ubuntu box ve slave node olarak kullanılan ubuntu box ın nasıl configure edilmesi gerektigi anlataılacaktır. <text:span text:style-name="T100">Master node ayrıca slave node gibi davranır çünkü clusterda 2 tane makine var ama henüz <text:s/>verinin depolanması ve işlenmesini makinelere ayırmadık.</text:span></text:p>
      <text:p text:style-name="P9"><draw:frame draw:style-name="fr1" draw:name="graphics2" text:anchor-type="as-char" svg:width="5.4165in" svg:height="4.2083in" draw:z-index="1"><draw:image xlink:href="http://www.michael-noll.com/blog/uploads/Hadoop-multi-node-cluster-overview.png" xlink:type="simple" xlink:show="embed" xlink:actuate="onLoad"/></draw:frame></text:p>
      <text:p text:style-name="P34">Figure 3: How the final multi-node cluster will look like</text:p>
      <text:p text:style-name="P14">master node her katmanda “master” daemonlarını çalıştırıacaktır.</text:p>
      <text:p text:style-name="P15">HDFS depolama katamanında NameNode ve Jobtracker Mapreduce işleme katamanı olacaktır.</text:p>
      <text:p text:style-name="P16">2 Makinede “slave” daemonlarını çalıştıracaktır.<text:span text:style-name="T101">HDFS katmanı için datanodda ve TaskTracker da MapReduce işleme katmanı olarak kullanıalcaktır.</text:span></text:p>
      <text:p text:style-name="P17">En basit anlatımla, <text:span text:style-name="T102">master daemonlar koordinasyon veslave daemonlar <text:s/>gerçek anlamda veri depolama ve veri işleme işlerini gerçekleştirmesinin yönetiminden sorumludur.</text:span></text:p>
      <text:p text:style-name="P9"><text:s text:c="3"/></text:p>
      <text:p text:style-name="P9"><text:soft-page-break/></text:p>
      <text:h text:style-name="P27" text:outline-level="2"><text:bookmark text:name="masters-vs-slaves"/>Masters vs. Slaves</text:h>
      <text:h text:style-name="P27" text:outline-level="2"><text:bookmark text:name="configuration"/>Configuration</text:h>
      <text:h text:style-name="P30" text:outline-level="3"><text:bookmark text:name="confmasters-master-only"/><text:span text:style-name="T103">conf/masters (</text:span><text:span text:style-name="Source_20_Text"><text:span text:style-name="T92">master </text:span></text:span><text:span text:style-name="T103">only)</text:span></text:h>
      <text:p text:style-name="P47"><text:span text:style-name="T113">Multi node cluster üzerinde, </text:span><text:span text:style-name="T112">Hadoop un hangi makineleri secondary Name nodelar olarak başlatılacagını <text:s/></text:span><text:span text:style-name="Source_20_Text"><text:span text:style-name="T121">conf/masters dosyasında tanımlanır.</text:span></text:span></text:p>
      <text:p text:style-name="P48"><text:span text:style-name="T114">Bizim durumumuzda </text:span><text:span text:style-name="T111"><text:s/>this is just the </text:span><text:span text:style-name="Source_20_Text"><text:span text:style-name="T120">master</text:span></text:span> <text:span text:style-name="T111">machine. </text:span><text:span text:style-name="T114">Primary Name Node ve JobTracker <text:s/></text:span><text:span text:style-name="Source_20_Text"><text:span text:style-name="T122">bin/start-dfs.sh ve </text:span></text:span><text:span text:style-name="T111"><text:s/></text:span><text:span text:style-name="Source_20_Text"><text:span text:style-name="T120">bin/start-mapred.sh <text:s/></text:span></text:span><text:span text:style-name="Source_20_Text"><text:span text:style-name="T122">scriptlerini sırası ile çalıştıracagımız makine üzerinde olmalıdır.(master)</text:span></text:span><text:span text:style-name="Source_20_Text"><text:span text:style-name="T124">(</text:span></text:span><text:span text:style-name="Source_20_Text"><text:span text:style-name="T123">Eger bin/start-all.sh scriptini çalıştırırsak,</text:span></text:span><text:span text:style-name="Source_20_Text"><text:span text:style-name="T115">JobTracker ve primary NameNode aynı makine üzerinde başlayacaktır. </text:span></text:span><text:span text:style-name="Source_20_Text"><text:span text:style-name="T116">)</text:span></text:span></text:p>
      <text:p text:style-name="P48"><text:span text:style-name="Source_20_Text"><text:span text:style-name="T116"/></text:span></text:p>
      <text:p text:style-name="P50"><text:span text:style-name="Source_20_Text"><text:span text:style-name="T116">Not: </text:span></text:span><text:span text:style-name="Source_20_Text"><text:span text:style-name="T117">Hadoop daemonlarını bir makine üzerinde manuel olarak başlatmak için:</text:span></text:span><text:span text:style-name="Source_20_Text"><text:span text:style-name="T116"> </text:span></text:span></text:p>
      <text:p text:style-name="P49"><text:span text:style-name="Source_20_Text"><text:span text:style-name="Teletype"><text:span text:style-name="T124">bin/hadoop-daemon.sh start [namenode | secondarynamenode | datanode | jobtracker | tasktracker]</text:span></text:span></text:span><text:span text:style-name="Source_20_Text"><text:span text:style-name="T116">, </text:span></text:span></text:p>
      <text:p text:style-name="P49"><text:span text:style-name="Source_20_Text"><text:span text:style-name="T118">Bu komutla </text:span></text:span><text:span text:style-name="Source_20_Text"><text:span text:style-name="T116">“conf/masters“ </text:span></text:span><text:span text:style-name="Source_20_Text"><text:span text:style-name="T118">ve</text:span></text:span><text:span text:style-name="Source_20_Text"><text:span text:style-name="T116"> “conf/slaves“ </text:span></text:span><text:span text:style-name="Source_20_Text"><text:span text:style-name="T118">dosyalarında yapılan ayarlar göz ardı edilecektir</text:span></text:span><text:span text:style-name="Source_20_Text"><text:span text:style-name="T116">.</text:span></text:span></text:p>
      <text:p text:style-name="P53"/>
      <text:p text:style-name="P52"> <text:span text:style-name="Source_20_Text"><text:span text:style-name="T125">bin/start-dfs.sh </text:span></text:span></text:p>
      <text:p text:style-name="P52"><text:span text:style-name="Emphasis"><text:span text:style-name="T134">üzerinde çalışılan makine </text:span></text:span><text:span text:style-name="Emphasis"><text:span text:style-name="T133">primary</text:span></text:span> NameNode <text:span text:style-name="T137">haline gelecektir.</text:span> </text:p>
      <text:p text:style-name="P54"><text:span text:style-name="T138">Master üzerindeki <text:s/></text:span><text:span text:style-name="Source_20_Text"><text:span text:style-name="T126">conf/masters dosyası aşagıdaki şekilde güncellenir.</text:span></text:span></text:p>
      <text:h text:style-name="P80" text:outline-level="1"><text:bookmark text:name="confslaves-master-only"/><text:span text:style-name="T103">conf/slaves (</text:span><text:span text:style-name="Source_20_Text"><text:span text:style-name="T93">master</text:span></text:span><text:span text:style-name="T103"> only)</text:span></text:h>
      <text:p text:style-name="P55"><text:span text:style-name="Source_20_Text"><text:span text:style-name="T129">conf/slaves </text:span></text:span><text:span text:style-name="Source_20_Text"><text:span text:style-name="T130">dosyasında </text:span></text:span><text:span text:style-name="Source_20_Text"><text:span text:style-name="T131">üzerinde </text:span></text:span><text:span text:style-name="Source_20_Text"><text:span text:style-name="T119">DataNodelar ve TaskTrackerların</text:span></text:span></text:p>
      <text:p text:style-name="P55"><text:span text:style-name="Source_20_Text"><text:span text:style-name="T119">çalışacagı <text:s/></text:span></text:span><text:span text:style-name="Source_20_Text"><text:span text:style-name="T130">hostların listesi bulunmaktadır.(herbir satıra bir host) </text:span></text:span><text:span text:style-name="Source_20_Text"><text:span text:style-name="T132">Hadoopm üzerinde master ve slave olarak bulunan iki makineninde slave olmasını istiyoruz. Çünkü 2 makinenin de veri depolayıp işlediğini varsayarak yola çıktık.</text:span></text:span></text:p>
      <text:p text:style-name="P54"/>
      <text:p text:style-name="P31"><text:span text:style-name="Source_20_Text"><text:span text:style-name="T71">M</text:span></text:span><text:span text:style-name="Source_20_Text"><text:span text:style-name="T71">aster makined</text:span></text:span><text:span text:style-name="Source_20_Text">e </text:span><text:span text:style-name="T8">, </text:span><text:span text:style-name="Source_20_Text"><text:span text:style-name="T65">conf/slaves</text:span></text:span><text:span text:style-name="Source_20_Text"><text:span text:style-name="T18"> </text:span></text:span><text:span text:style-name="Source_20_Text"><text:span text:style-name="T22">dosyasını aşagıdaki gibi güncelleyelim</text:span></text:span></text:p>
      <text:p text:style-name="P54"/>
      <text:p text:style-name="P40">conf/slaves (on master)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8">1</text:p>
            <text:p text:style-name="P28">2</text:p>
          </table:table-cell>
          <table:table-cell table:style-name="Table4.A1" office:value-type="string">
            <text:p text:style-name="P29"><text:span text:style-name="Source_20_Text"><text:span text:style-name="T1">master</text:span></text:span></text:p>
            <text:p text:style-name="P29"><text:span text:style-name="Source_20_Text"><text:span text:style-name="T1">slave</text:span></text:span></text:p>
          </table:table-cell>
        </table:table-row>
      </table:table>
      <text:p text:style-name="P9"/>
      <text:p text:style-name="P57"><text:soft-page-break/>Eger esktra slave Node muz varsa;</text:p>
      <text:p text:style-name="P59">conf/slaves <text:span text:style-name="T139">dosyasına, herbir hostname bir satıra gelecek şekilde:</text:span></text:p>
      <text:p text:style-name="P59"/>
      <text:p text:style-name="P42">conf/slaves (on master)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8">1</text:p>
            <text:p text:style-name="P28">2</text:p>
            <text:p text:style-name="P28">3</text:p>
            <text:p text:style-name="P28">4</text:p>
            <text:p text:style-name="P28">5</text:p>
          </table:table-cell>
          <table:table-cell table:style-name="Table5.A1" office:value-type="string">
            <text:p text:style-name="P29"><text:span text:style-name="Source_20_Text"><text:span text:style-name="T1">master</text:span></text:span></text:p>
            <text:p text:style-name="P29"><text:span text:style-name="Source_20_Text"><text:span text:style-name="T1">slave</text:span></text:span></text:p>
            <text:p text:style-name="P29"><text:span text:style-name="Source_20_Text"><text:span text:style-name="T1">anotherslave01</text:span></text:span></text:p>
            <text:p text:style-name="P29"><text:span text:style-name="Source_20_Text"><text:span text:style-name="T1">anotherslave02</text:span></text:span></text:p>
            <text:p text:style-name="P29"><text:span text:style-name="Source_20_Text"><text:span text:style-name="T1">anotherslave03</text:span></text:span></text:p>
          </table:table-cell>
        </table:table-row>
      </table:table>
      <text:p text:style-name="P59"><text:s/><text:span text:style-name="T140">Olarak güncellenir.</text:span></text:p>
      <text:p text:style-name="P59"><text:span text:style-name="T105">Not:</text:span><text:span text:style-name="T106">master üzerindeki </text:span><text:span text:style-name="Teletype"><text:span text:style-name="T94">conf/slaves</text:span></text:span><text:span text:style-name="T104">  </text:span><text:span text:style-name="T110">dosyası sadece </text:span><text:span text:style-name="T105"> </text:span><text:span text:style-name="Teletype"><text:span text:style-name="T94">bin/start-dfs.sh</text:span></text:span><text:span text:style-name="T104"> </text:span><text:span text:style-name="T110">veya </text:span><text:span text:style-name="T105"> </text:span><text:span text:style-name="Teletype"><text:span text:style-name="T94">bin/stop-dfs.sh </text:span></text:span><text:span text:style-name="Teletype"><text:span text:style-name="T95">gibi scriptlerin çalıştırımı için kullanılacaktır.</text:span></text:span></text:p>
      <text:p text:style-name="P59"><text:span text:style-name="Teletype"><text:span text:style-name="T107"/></text:span></text:p>
      <text:h text:style-name="P44" text:outline-level="3"><text:bookmark text:name="conf-sitexml-all-machines"/><text:span text:style-name="Teletype"><text:span text:style-name="T108">conf/*-site.xml (</text:span></text:span><text:span text:style-name="Teletype"><text:span text:style-name="T109">bütün makineler</text:span></text:span><text:span text:style-name="Teletype"><text:span text:style-name="T108">)</text:span></text:span></text:h>
      <text:p text:style-name="P31"><text:span text:style-name="T36">Bütün makineleri etkileyecek ayarlar için:</text:span><text:span text:style-name="T8"> files </text:span><text:span text:style-name="Source_20_Text"><text:span text:style-name="T65">conf/core-site.xml</text:span></text:span><text:span text:style-name="T8">, </text:span><text:span text:style-name="Source_20_Text"><text:span text:style-name="T65">conf/mapred-site.xml</text:span></text:span><text:span text:style-name="T8">  </text:span><text:span text:style-name="T36">ve</text:span><text:span text:style-name="T8"> </text:span><text:span text:style-name="Source_20_Text"><text:span text:style-name="T65">conf/hdfs-site.xml</text:span></text:span><text:span text:style-name="T8"> </text:span><text:span text:style-name="T36">dosyaları editle</text:span><text:span text:style-name="T37">nir.</text:span></text:p>
      <text:p text:style-name="P66"><text:span text:style-name="T38">İlk olarak ,</text:span><text:span text:style-name="T8"> </text:span><text:a xlink:type="simple" xlink:href="http://hadoop.apache.org/core/docs/current/hadoop-default.html#fs.default.name"><text:span text:style-name="T88">fs.default.name</text:span></text:a><text:span text:style-name="T8"> ( </text:span><text:span text:style-name="Source_20_Text"><text:span text:style-name="T65">conf/core-site.xml </text:span></text:span><text:span text:style-name="Source_20_Text"><text:span text:style-name="T72">dan</text:span></text:span><text:span text:style-name="T8">), </text:span><text:span text:style-name="T38">NameNode hostunu ve portunu belirtecek şekilde değiştiriyoruz.(the HDFS master) </text:span><text:span text:style-name="T39">Bizim durumuzuzda bu master makineye işaret etmektedir.</text:span><text:span text:style-name="T8"> </text:span></text:p>
      <text:p text:style-name="P59"><text:span text:style-name="Teletype"><text:span text:style-name="T107"/></text:span></text:p>
      <text:p text:style-name="P41">conf/core-site.xml (ALL machines)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8">1</text:p>
            <text:p text:style-name="P28">2</text:p>
            <text:p text:style-name="P28">3</text:p>
            <text:p text:style-name="P28">4</text:p>
            <text:p text:style-name="P28">5</text:p>
            <text:p text:style-name="P28">6</text:p>
            <text:p text:style-name="P28">7</text:p>
            <text:p text:style-name="P28">8</text:p>
            <text:p text:style-name="P28">9</text:p>
          </table:table-cell>
          <table:table-cell table:style-name="Table6.A1" office:value-type="string">
            <text:p text:style-name="P29"><text:span text:style-name="Source_20_Text"><text:span text:style-name="T2">&lt;property&gt;</text:span></text:span></text:p>
            <text:p text:style-name="P29"><text:span text:style-name="Source_20_Text"><text:span text:style-name="T64"><text:s text:c="2"/></text:span></text:span><text:span text:style-name="Source_20_Text"><text:span text:style-name="T2">&lt;name&gt;</text:span></text:span><text:span text:style-name="Source_20_Text"><text:span text:style-name="T1">fs.default.name</text:span></text:span><text:span text:style-name="Source_20_Text"><text:span text:style-name="T2">&lt;/name&gt;</text:span></text:span></text:p>
            <text:p text:style-name="P29"><text:span text:style-name="Source_20_Text"><text:span text:style-name="T64"><text:s text:c="2"/></text:span></text:span><text:span text:style-name="Source_20_Text"><text:span text:style-name="T2">&lt;value&gt;</text:span></text:span><text:span text:style-name="Source_20_Text"><text:span text:style-name="T1">hdfs://master:54310</text:span></text:span><text:span text:style-name="Source_20_Text"><text:span text:style-name="T2">&lt;/value&gt;</text:span></text:span></text:p>
            <text:p text:style-name="P29"><text:span text:style-name="Source_20_Text"><text:span text:style-name="T64"><text:s text:c="2"/></text:span></text:span><text:span text:style-name="Source_20_Text"><text:span text:style-name="T2">&lt;description&gt;</text:span></text:span><text:span text:style-name="Source_20_Text"><text:span text:style-name="T1">The name of the default file system. <text:s/>A URI whose</text:span></text:span></text:p>
            <text:p text:style-name="P29"><text:span text:style-name="Source_20_Text"><text:span text:style-name="T64"><text:s text:c="2"/></text:span></text:span><text:span text:style-name="Source_20_Text"><text:span text:style-name="T1">scheme and authority determine the FileSystem implementation. <text:s/>The</text:span></text:span></text:p>
            <text:p text:style-name="P29"><text:span text:style-name="Source_20_Text"><text:span text:style-name="T64"><text:s text:c="2"/></text:span></text:span><text:span text:style-name="Source_20_Text"><text:span text:style-name="T1">uri's scheme determines the config property (fs.SCHEME.impl) naming</text:span></text:span></text:p>
            <text:p text:style-name="P29"><text:span text:style-name="Source_20_Text"><text:span text:style-name="T64"><text:s text:c="2"/></text:span></text:span><text:span text:style-name="Source_20_Text"><text:span text:style-name="T1">the FileSystem implementation class. <text:s/>The uri's authority is used to</text:span></text:span></text:p>
            <text:p text:style-name="P29"><text:span text:style-name="Source_20_Text"><text:span text:style-name="T64"><text:s text:c="2"/></text:span></text:span><text:span text:style-name="Source_20_Text"><text:span text:style-name="T1">determine the host, port, etc. for a filesystem.</text:span></text:span><text:span text:style-name="Source_20_Text"><text:span text:style-name="T2">&lt;/description&gt;</text:span></text:span></text:p>
            <text:p text:style-name="P29"><text:span text:style-name="Source_20_Text"><text:span text:style-name="T2">&lt;/property&gt;</text:span></text:span></text:p>
          </table:table-cell>
        </table:table-row>
      </table:table>
      <text:p text:style-name="P11"/>
      <text:p text:style-name="P11"><text:span text:style-name="T143">Ikinci olarak</text:span>, <text:a xlink:type="simple" xlink:href="http://hadoop.apache.org/core/docs/current/hadoop-default.html#mapred.job.tracker"><text:span text:style-name="T141">mapred.job.tracker</text:span></text:a> parameter<text:span text:style-name="T143">esini</text:span> (<text:span text:style-name="Source_20_Text"><text:span text:style-name="T125">conf/mapred-site.xml </text:span></text:span><text:span text:style-name="Source_20_Text"><text:span text:style-name="T127">dan</text:span></text:span>) <text:span text:style-name="T143">ekliyoruz</text:span>, <text:span text:style-name="T144">bu </text:span> <text:a xlink:type="simple" xlink:href="http://hadoop.apache.org/core/docs/current/api/org/apache/hadoop/mapred/JobTracker.html"><text:span text:style-name="T141">JobTracker</text:span></text:a> (MapReduce master) host <text:span text:style-name="T144">ve</text:span> port <text:span text:style-name="T144">ile birlikte belirler</text:span>. <text:span text:style-name="T145">Bizim durumumuzda bu master.</text:span></text:p>
      <text:p text:style-name="P11"/>
      <text:p text:style-name="P41">conf/mapred-site.xml (ALL machines)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8">1</text:p>
            <text:p text:style-name="P28">2</text:p>
            <text:p text:style-name="P28">3</text:p>
            <text:p text:style-name="P28">4</text:p>
            <text:p text:style-name="P28">5</text:p>
            <text:p text:style-name="P28">6</text:p>
            <text:p text:style-name="P28">7</text:p>
            <text:p text:style-name="P28">8</text:p>
          </table:table-cell>
          <table:table-cell table:style-name="Table7.A1" office:value-type="string">
            <text:p text:style-name="P29"><text:span text:style-name="Source_20_Text"><text:span text:style-name="T2">&lt;property&gt;</text:span></text:span></text:p>
            <text:p text:style-name="P29"><text:span text:style-name="Source_20_Text"><text:span text:style-name="T64"><text:s text:c="2"/></text:span></text:span><text:span text:style-name="Source_20_Text"><text:span text:style-name="T2">&lt;name&gt;</text:span></text:span><text:span text:style-name="Source_20_Text"><text:span text:style-name="T1">mapred.job.tracker</text:span></text:span><text:span text:style-name="Source_20_Text"><text:span text:style-name="T2">&lt;/name&gt;</text:span></text:span></text:p>
            <text:p text:style-name="P29"><text:span text:style-name="Source_20_Text"><text:span text:style-name="T64"><text:s text:c="2"/></text:span></text:span><text:span text:style-name="Source_20_Text"><text:span text:style-name="T2">&lt;value&gt;</text:span></text:span><text:span text:style-name="Source_20_Text"><text:span text:style-name="T1">master:54311</text:span></text:span><text:span text:style-name="Source_20_Text"><text:span text:style-name="T2">&lt;/value&gt;</text:span></text:span></text:p>
            <text:p text:style-name="P29"><text:span text:style-name="Source_20_Text"><text:span text:style-name="T64"><text:s text:c="2"/></text:span></text:span><text:span text:style-name="Source_20_Text"><text:span text:style-name="T2">&lt;description&gt;</text:span></text:span><text:span text:style-name="Source_20_Text"><text:span text:style-name="T1">The host and port that the MapReduce job tracker runs</text:span></text:span></text:p>
            <text:p text:style-name="P29"><text:span text:style-name="Source_20_Text"><text:span text:style-name="T64"><text:s text:c="2"/></text:span></text:span><text:span text:style-name="Source_20_Text"><text:span text:style-name="T1">at. <text:s/>If "local", then jobs are run in-process as a single map</text:span></text:span></text:p>
            <text:p text:style-name="P29"><text:span text:style-name="Source_20_Text"><text:span text:style-name="T64"><text:s text:c="2"/></text:span></text:span><text:span text:style-name="Source_20_Text"><text:span text:style-name="T1">and reduce task.</text:span></text:span></text:p>
            <text:p text:style-name="P29"><text:span text:style-name="Source_20_Text"><text:span text:style-name="T64"><text:s text:c="2"/></text:span></text:span><text:span text:style-name="Source_20_Text"><text:span text:style-name="T2">&lt;/description&gt;</text:span></text:span></text:p>
            <text:p text:style-name="P29"><text:span text:style-name="Source_20_Text"><text:span text:style-name="T2">&lt;/property&gt;</text:span></text:span></text:p>
          </table:table-cell>
        </table:table-row>
      </table:table>
      <text:p text:style-name="P11"/>
      <text:p text:style-name="P11"><text:soft-page-break/><text:span text:style-name="T146">Üçüncü olarak</text:span> <text:a xlink:type="simple" xlink:href="http://hadoop.apache.org/core/docs/current/hadoop-default.html#dfs.replication"><text:span text:style-name="T142">dfs.replication</text:span></text:a> parameter<text:span text:style-name="T146">esini</text:span> (<text:span text:style-name="Source_20_Text"><text:span text:style-name="T125">conf/hdfs-site.xml </text:span></text:span><text:span text:style-name="Source_20_Text"><text:span text:style-name="T128">dan</text:span></text:span>) <text:span text:style-name="T146">değiştiriyoruz.Bu varsayılan block replicasyonunu belirleyecektir.</text:span> <text:span text:style-name="T147">Eger bunu kullanılabilir slave nodeların sayısından yüksek bir deger verirsek </text:span><text:s/>(more precisely, the number of DataNodes), <text:span text:style-name="T147">log dosyalarında çokca </text:span><text:s/>“(Zero targets found, forbidden1.size=1)” <text:span text:style-name="T147">tip hataları görülmeye başlanır.</text:span> </text:p>
      <text:p text:style-name="P31"><text:span text:style-name="Source_20_Text"><text:span text:style-name="T23">V</text:span></text:span><text:span text:style-name="Source_20_Text"><text:span text:style-name="T23">arsayılan olar</text:span></text:span><text:span text:style-name="Source_20_Text"><text:span text:style-name="T73">ak </text:span></text:span><text:span text:style-name="Source_20_Text"><text:span text:style-name="T65">dfs.replication</text:span></text:span><text:span text:style-name="T8"> </text:span><text:span text:style-name="T40">ın değeri </text:span><text:span text:style-name="Source_20_Text"><text:span text:style-name="T65">3 </text:span></text:span><text:span text:style-name="Source_20_Text"><text:span text:style-name="T73">tür</text:span></text:span><text:span text:style-name="T8">. </text:span><text:span text:style-name="T41">Ancak sadece 2 tane uygun node umuz varsa bu ayarı 2 olarak ayarlamalıyız.</text:span></text:p>
      <text:p text:style-name="P11"/>
      <text:p text:style-name="P41">conf/hdfs-site.xml (ALL machines)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8">1</text:p>
            <text:p text:style-name="P28">2</text:p>
            <text:p text:style-name="P28">3</text:p>
            <text:p text:style-name="P28">4</text:p>
            <text:p text:style-name="P28">5</text:p>
            <text:p text:style-name="P28">6</text:p>
            <text:p text:style-name="P28">7</text:p>
            <text:p text:style-name="P28">8</text:p>
          </table:table-cell>
          <table:table-cell table:style-name="Table8.A1" office:value-type="string">
            <text:p text:style-name="P29"><text:span text:style-name="Source_20_Text"><text:span text:style-name="T2">&lt;property&gt;</text:span></text:span></text:p>
            <text:p text:style-name="P29"><text:span text:style-name="Source_20_Text"><text:span text:style-name="T64"><text:s text:c="2"/></text:span></text:span><text:span text:style-name="Source_20_Text"><text:span text:style-name="T2">&lt;name&gt;</text:span></text:span><text:span text:style-name="Source_20_Text"><text:span text:style-name="T1">dfs.replication</text:span></text:span><text:span text:style-name="Source_20_Text"><text:span text:style-name="T2">&lt;/name&gt;</text:span></text:span></text:p>
            <text:p text:style-name="P29"><text:span text:style-name="Source_20_Text"><text:span text:style-name="T64"><text:s text:c="2"/></text:span></text:span><text:span text:style-name="Source_20_Text"><text:span text:style-name="T2">&lt;value&gt;</text:span></text:span><text:span text:style-name="Source_20_Text"><text:span text:style-name="T1">2</text:span></text:span><text:span text:style-name="Source_20_Text"><text:span text:style-name="T2">&lt;/value&gt;</text:span></text:span></text:p>
            <text:p text:style-name="P29"><text:span text:style-name="Source_20_Text"><text:span text:style-name="T64"><text:s text:c="2"/></text:span></text:span><text:span text:style-name="Source_20_Text"><text:span text:style-name="T2">&lt;description&gt;</text:span></text:span><text:span text:style-name="Source_20_Text"><text:span text:style-name="T1">Default block replication.</text:span></text:span></text:p>
            <text:p text:style-name="P29"><text:span text:style-name="Source_20_Text"><text:span text:style-name="T64"><text:s text:c="2"/></text:span></text:span><text:span text:style-name="Source_20_Text"><text:span text:style-name="T1">The actual number of replications can be specified when the file is created.</text:span></text:span></text:p>
            <text:p text:style-name="P29"><text:span text:style-name="Source_20_Text"><text:span text:style-name="T64"><text:s text:c="2"/></text:span></text:span><text:span text:style-name="Source_20_Text"><text:span text:style-name="T1">The default is used if replication is not specified in create time.</text:span></text:span></text:p>
            <text:p text:style-name="P29"><text:span text:style-name="Source_20_Text"><text:span text:style-name="T64"><text:s text:c="2"/></text:span></text:span><text:span text:style-name="Source_20_Text"><text:span text:style-name="T2">&lt;/description&gt;</text:span></text:span></text:p>
            <text:p text:style-name="P29"><text:span text:style-name="Source_20_Text"><text:span text:style-name="T2">&lt;/property&gt;</text:span></text:span></text:p>
          </table:table-cell>
        </table:table-row>
      </table:table>
      <text:p text:style-name="P11"/>
      <text:h text:style-name="P46" text:outline-level="3">Ek Ayarlar</text:h>
      <text:p text:style-name="P3"><text:span text:style-name="T8"/></text:p>
      <text:p text:style-name="P31"><text:span text:style-name="T8">In file </text:span><text:span text:style-name="Source_20_Text"><text:span text:style-name="T65">conf/mapred-site.xml</text:span></text:span><text:span text:style-name="T8">:</text:span></text:p>
      <text:p text:style-name="P85">“<text:span text:style-name="T136">mapred.local.dir“</text:span></text:p>
      <text:p text:style-name="P86"><text:span text:style-name="T148">Geçici olarak yazılacak MapReduce verisinin yerini belirtir.Bunun birden fazla dosya olmasında da sakınca yoktur.</text:span> </text:p>
      <text:p text:style-name="P85">“<text:span text:style-name="T136">mapred.map.tasks“</text:span></text:p>
      <text:p text:style-name="P86"><text:span text:style-name="T149">Kural olarak slavelerin sayısının 10 katı verilir.</text:span></text:p>
      <text:p text:style-name="P85">“<text:span text:style-name="T136">mapred.reduce.tasks“</text:span></text:p>
      <text:p text:style-name="P87"><text:span text:style-name="T150">Kural olarak</text:span> </text:p>
      <text:p text:style-name="P87">num_tasktrackers * num_reduce_slots_per_tasktracker * 0.99.</text:p>
      <text:p text:style-name="P87"><text:span text:style-name="T150">Eger</text:span> <text:s/>num_tasktrackers <text:span text:style-name="T150">azsa:</text:span></text:p>
      <text:p text:style-name="P87"><text:s text:c="2"/>(num_tasktrackers - 1) * num_reduce_slots_per_tasktracker</text:p>
      <text:p text:style-name="P88">kullanılır.</text:p>
      <text:h text:style-name="P82" text:outline-level="2">NameNode <text:span text:style-name="T151">aracılıgıyla <text:s/></text:span>HDFS <text:span text:style-name="T151">dosyasisteminin</text:span> <text:span text:style-name="T151">Formatlanması</text:span></text:h>
      <text:p text:style-name="P9"><text:span text:style-name="T152">MultiNode clusterımızı çalıştırmadan önce HDFS I Name Node aracılıgı ile formatlamak zorundayız. Cluster ilk kuruldugunda birkez yapılmalıdır.</text:span></text:p>
      <text:p text:style-name="P9"/>
      <text:p text:style-name="P78"><text:soft-page-break/><text:span text:style-name="T43">uyarı</text:span><text:span text:style-name="T42">: </text:span><text:span text:style-name="T43">Çalışan Cluster formatlanmamalıdır. Aksi halde HDFS dosya sistemindeki veriler silinebilir.</text:span></text:p>
      <text:p text:style-name="P19">Format the cluster’s HDFS file system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8">1</text:p>
            <text:p text:style-name="P28">2</text:p>
            <text:p text:style-name="P28">3</text:p>
          </table:table-cell>
          <table:table-cell table:style-name="Table9.A1" office:value-type="string">
            <text:p text:style-name="P29"><text:span text:style-name="Source_20_Text"><text:span text:style-name="T1">hduser@master:/usr/local/hadoop$ bin/hadoop namenode -format</text:span></text:span></text:p>
            <text:p text:style-name="P29"><text:span text:style-name="Source_20_Text"><text:span text:style-name="T1">... INFO dfs.Storage: Storage directory /app/hadoop/tmp/dfs/name has been successfully formatted.</text:span></text:span></text:p>
            <text:p text:style-name="P29"><text:span text:style-name="Source_20_Text"><text:span text:style-name="T1">hduser@master:/usr/local/hadoop</text:span></text:span><text:span text:style-name="Source_20_Text"><text:span text:style-name="T86">$</text:span></text:span></text:p>
          </table:table-cell>
        </table:table-row>
      </table:table>
      <text:p text:style-name="P76"><text:span text:style-name="T8"/></text:p>
      <text:p text:style-name="P11"/>
      <text:h text:style-name="P45" text:outline-level="3"><text:bookmark text:name="hdfs-daemons"/>HDFS <text:span text:style-name="T153">Daemonları</text:span></text:h>
      <text:p text:style-name="P67"><text:span text:style-name="T8">(primary) NameNode </text:span><text:span text:style-name="T44">un üzerinde üzerinde çalışamasını istediğimiz makinede </text:span><text:span text:style-name="Source_20_Text"><text:span text:style-name="T65">bin/start-dfs.sh </text:span></text:span><text:span text:style-name="Source_20_Text"><text:span text:style-name="T74">komutu verilir.</text:span></text:span><text:span text:style-name="T8"> </text:span></text:p>
      <text:p text:style-name="P31"><text:span text:style-name="T8">In our case, we will run </text:span><text:span text:style-name="Source_20_Text"><text:span text:style-name="T65">bin/start-dfs.sh</text:span></text:span><text:span text:style-name="T8"> on </text:span><text:span text:style-name="Source_20_Text"><text:span text:style-name="T65">master</text:span></text:span><text:span text:style-name="T8">:</text:span></text:p>
      <text:p text:style-name="P19">Start the HDFS layer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8">1</text:p>
            <text:p text:style-name="P28">2</text:p>
            <text:p text:style-name="P28">3</text:p>
            <text:p text:style-name="P28">4</text:p>
            <text:p text:style-name="P28">5</text:p>
            <text:p text:style-name="P28">6</text:p>
            <text:p text:style-name="P28">7</text:p>
          </table:table-cell>
          <table:table-cell table:style-name="Table10.A1" office:value-type="string">
            <text:p text:style-name="P29"><text:span text:style-name="Source_20_Text"><text:span text:style-name="T1">hduser@master:/usr/local/hadoop$ bin/start-dfs.sh</text:span></text:span></text:p>
            <text:p text:style-name="P29"><text:span text:style-name="Source_20_Text"><text:span text:style-name="T1">starting namenode, logging to /usr/local/hadoop/bin/../logs/hadoop-hduser-namenode-master.out</text:span></text:span></text:p>
            <text:p text:style-name="P29"><text:span text:style-name="Source_20_Text"><text:span text:style-name="T1">slave: Ubuntu 10.04</text:span></text:span></text:p>
            <text:p text:style-name="P29"><text:span text:style-name="Source_20_Text"><text:span text:style-name="T1">slave: starting datanode, logging to /usr/local/hadoop/bin/../logs/hadoop-hduser-datanode-slave.out</text:span></text:span></text:p>
            <text:p text:style-name="P29"><text:span text:style-name="Source_20_Text"><text:span text:style-name="T1">master: starting datanode, logging to /usr/local/hadoop/bin/../logs/hadoop-hduser-datanode-master.out</text:span></text:span></text:p>
            <text:p text:style-name="P29"><text:span text:style-name="Source_20_Text"><text:span text:style-name="T1">master: starting secondarynamenode, logging to /usr/local/hadoop/bin/../logs/hadoop-hduser-secondarynamenode-master.out</text:span></text:span></text:p>
            <text:p text:style-name="P29"><text:span text:style-name="Source_20_Text"><text:span text:style-name="T1">hduser@master:/usr/local/hadoop</text:span></text:span><text:span text:style-name="Source_20_Text"><text:span text:style-name="T86">$</text:span></text:span></text:p>
          </table:table-cell>
        </table:table-row>
      </table:table>
      <text:p text:style-name="P31"><text:span text:style-name="Source_20_Text"><text:span text:style-name="T65">Slave </text:span></text:span><text:span text:style-name="Source_20_Text"><text:span text:style-name="T75">üzerindeki durumu</text:span></text:span><text:span text:style-name="T8"> </text:span><text:span text:style-name="Source_20_Text"><text:span text:style-name="T65">logs/hadoop-hduser-datanode-slave.log</text:span></text:span><text:span text:style-name="T8">. </text:span><text:span text:style-name="T45">Dosyasından inceleyebiliriz.</text:span></text:p>
      <text:p text:style-name="P9">Example output: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8">1</text:p>
            <text:p text:style-name="P28">2</text:p>
            <text:p text:style-name="P28">3</text:p>
            <text:p text:style-name="P28">4</text:p>
            <text:p text:style-name="P28">5</text:p>
            <text:p text:style-name="P28">6</text:p>
            <text:p text:style-name="P28">7</text:p>
            <text:p text:style-name="P28">8</text:p>
            <text:p text:style-name="P28">9</text:p>
            <text:p text:style-name="P28">10</text:p>
            <text:p text:style-name="P28">11</text:p>
            <text:p text:style-name="P28">12</text:p>
            <text:p text:style-name="P28">13</text:p>
          </table:table-cell>
          <table:table-cell table:style-name="Table11.A1" office:value-type="string">
            <text:p text:style-name="P29"><text:span text:style-name="Source_20_Text"><text:span text:style-name="T1">... INFO org.apache.hadoop.dfs.Storage: Storage directory /app/hadoop/tmp/dfs/data is not formatted.</text:span></text:span></text:p>
            <text:p text:style-name="P29"><text:span text:style-name="Source_20_Text"><text:span text:style-name="T1">... INFO org.apache.hadoop.dfs.Storage: Formatting ...</text:span></text:span></text:p>
            <text:p text:style-name="P29"><text:span text:style-name="Source_20_Text"><text:span text:style-name="T1">... INFO org.apache.hadoop.dfs.DataNode: Opened server at 50010</text:span></text:span></text:p>
            <text:p text:style-name="P29"><text:span text:style-name="Source_20_Text"><text:span text:style-name="T1">... INFO org.mortbay.util.Credential: Checking Resource aliases</text:span></text:span></text:p>
            <text:p text:style-name="P29"><text:span text:style-name="Source_20_Text"><text:span text:style-name="T1">... INFO org.mortbay.http.HttpServer: Version Jetty/5.1.4</text:span></text:span></text:p>
            <text:p text:style-name="P29"><text:span text:style-name="Source_20_Text"><text:span text:style-name="T1">... INFO org.mortbay.util.Container: Started org.mortbay.jetty.servlet.WebApplicationHandler@17a8a02</text:span></text:span></text:p>
            <text:p text:style-name="P29"><text:span text:style-name="Source_20_Text"><text:span text:style-name="T1">... INFO org.mortbay.util.Container: Started WebApplicationContext[/,/]</text:span></text:span></text:p>
            <text:p text:style-name="P29"><text:span text:style-name="Source_20_Text"><text:span text:style-name="T1">... INFO org.mortbay.util.Container: Started HttpContext[/logs,/logs]</text:span></text:span></text:p>
            <text:p text:style-name="P29"><text:span text:style-name="Source_20_Text"><text:span text:style-name="T1">... INFO org.mortbay.util.Container: Started HttpContext[/static,/static]</text:span></text:span></text:p>
            <text:p text:style-name="P29"><text:span text:style-name="Source_20_Text"><text:span text:style-name="T1">... INFO org.mortbay.http.SocketListener: Started SocketListener on 0.0.0.0:50075</text:span></text:span></text:p>
            <text:p text:style-name="P29"><text:span text:style-name="Source_20_Text"><text:span text:style-name="T1">... INFO org.mortbay.util.Container: Started org.mortbay.jetty.Server@56a499</text:span></text:span></text:p>
            <text:p text:style-name="P29"><text:span text:style-name="Source_20_Text"><text:span text:style-name="T1">... INFO org.apache.hadoop.dfs.DataNode: Starting DataNode in: FSDataset{dirpath='/app/hadoop/tmp/dfs/data/current'}</text:span></text:span></text:p>
            <text:p text:style-name="P29"><text:span text:style-name="Source_20_Text"><text:span text:style-name="T1">... INFO org.apache.hadoop.dfs.DataNode: using BLOCKREPORT_INTERVAL of 3538203msec</text:span></text:span></text:p>
          </table:table-cell>
        </table:table-row>
      </table:table>
      <text:p text:style-name="P31"><text:span text:style-name="T46">Yukarıda slavein çıktısını görüyoruz</text:span><text:span text:style-name="T8">, <text:s/>storage directory </text:span><text:span text:style-name="T49">daha önceden formatlanmamışsa</text:span><text:span text:style-name="T8"> </text:span><text:span text:style-name="T47">otomatik olarak formatlandı.</text:span><text:span text:style-name="T8">(</text:span><text:span text:style-name="Source_20_Text"><text:span text:style-name="T65">dfs.data.dir</text:span></text:span><text:span text:style-name="T8">  </text:span><text:span text:style-name="T48">olarak tanımalmıştık.</text:span><text:span text:style-name="T8">) </text:span><text:span text:style-name="T50">Eger klasor oluşturulmamışsa ayrıca klasor oluşturacaktır.</text:span><text:span text:style-name="T8"> I</text:span></text:p>
      <text:p text:style-name="P19">Java processes on master after starting HDFS daemons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8">1</text:p>
            <text:p text:style-name="P28">2</text:p>
            <text:p text:style-name="P28">3</text:p>
            <text:p text:style-name="P28">4</text:p>
            <text:p text:style-name="P28">5</text:p>
            <text:p text:style-name="P28">6</text:p>
          </table:table-cell>
          <table:table-cell table:style-name="Table12.A1" office:value-type="string">
            <text:p text:style-name="P29"><text:span text:style-name="Source_20_Text"><text:span text:style-name="T1">hduser@master:/usr/local/hadoop$ jps</text:span></text:span></text:p>
            <text:p text:style-name="P29"><text:span text:style-name="Source_20_Text"><text:span text:style-name="T1">14799 NameNode</text:span></text:span></text:p>
            <text:p text:style-name="P29"><text:span text:style-name="Source_20_Text"><text:span text:style-name="T1">15314 Jps</text:span></text:span></text:p>
            <text:p text:style-name="P29"><text:span text:style-name="Source_20_Text"><text:span text:style-name="T1">14880 DataNode</text:span></text:span></text:p>
            <text:p text:style-name="P29"><text:span text:style-name="Source_20_Text"><text:span text:style-name="T1">14977 SecondaryNameNode</text:span></text:span></text:p>
            <text:p text:style-name="P29"><text:span text:style-name="Source_20_Text"><text:span text:style-name="T1">hduser@master:/usr/local/hadoop</text:span></text:span><text:span text:style-name="Source_20_Text"><text:span text:style-name="T86">$</text:span></text:span></text:p>
          </table:table-cell>
        </table:table-row>
      </table:table>
      <text:p text:style-name="P9"><text:soft-page-break/>(the process IDs don’t matter of course)</text:p>
      <text:p text:style-name="P31"><text:span text:style-name="T61">…</text:span><text:span text:style-name="T8">and the following on </text:span><text:span text:style-name="Source_20_Text"><text:span text:style-name="T65">slave</text:span></text:span><text:span text:style-name="T8">.</text:span></text:p>
      <text:p text:style-name="P19">Java processes on slave after starting HDFS daemons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8">1</text:p>
            <text:p text:style-name="P28">2</text:p>
            <text:p text:style-name="P28">3</text:p>
            <text:p text:style-name="P28">4</text:p>
          </table:table-cell>
          <table:table-cell table:style-name="Table13.A1" office:value-type="string">
            <text:p text:style-name="P29"><text:span text:style-name="Source_20_Text"><text:span text:style-name="T1">hduser@slave:/usr/local/hadoop$ jps</text:span></text:span></text:p>
            <text:p text:style-name="P29"><text:span text:style-name="Source_20_Text"><text:span text:style-name="T1">15183 DataNode</text:span></text:span></text:p>
            <text:p text:style-name="P29"><text:span text:style-name="Source_20_Text"><text:span text:style-name="T1">15616 Jps</text:span></text:span></text:p>
            <text:p text:style-name="P29"><text:span text:style-name="Source_20_Text"><text:span text:style-name="T1">hduser@slave:/usr/local/hadoop</text:span></text:span><text:span text:style-name="Source_20_Text"><text:span text:style-name="T86">$</text:span></text:span></text:p>
          </table:table-cell>
        </table:table-row>
      </table:table>
      <text:p text:style-name="P11"/>
      <text:h text:style-name="P45" text:outline-level="3"><text:bookmark text:name="mapreduce-daemons"/>MapReduce <text:span text:style-name="T154">Daemonları</text:span></text:h>
      <text:p text:style-name="P31"><text:span text:style-name="T51">JobTracker ın üzerinde çalımasını istediğimiz makine de </text:span><text:span text:style-name="Source_20_Text"><text:span text:style-name="T65">bin/start-mapred.sh </text:span></text:span><text:span text:style-name="Source_20_Text"><text:span text:style-name="T76">komutu çalıştırılır</text:span></text:span><text:span text:style-name="T8">. </text:span></text:p>
      <text:p text:style-name="P31"><text:span text:style-name="T8"> </text:span><text:span text:style-name="T52">Master üzerinde </text:span><text:span text:style-name="Source_20_Text"><text:span text:style-name="T65">bin/start-mapred.sh</text:span></text:span><text:span text:style-name="T8">  </text:span><text:span text:style-name="T52">scriptini çalıştırırsak:</text:span></text:p>
      <text:p text:style-name="P19">Start the MapReduce layer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8">1</text:p>
            <text:p text:style-name="P28">2</text:p>
            <text:p text:style-name="P28">3</text:p>
            <text:p text:style-name="P28">4</text:p>
            <text:p text:style-name="P28">5</text:p>
            <text:p text:style-name="P28">6</text:p>
          </table:table-cell>
          <table:table-cell table:style-name="Table14.A1" office:value-type="string">
            <text:p text:style-name="P29"><text:span text:style-name="Source_20_Text"><text:span text:style-name="T1">hduser@master:/usr/local/hadoop$ bin/start-mapred.sh</text:span></text:span></text:p>
            <text:p text:style-name="P29"><text:span text:style-name="Source_20_Text"><text:span text:style-name="T1">starting jobtracker, logging to /usr/local/hadoop/bin/../logs/hadoop-hadoop-jobtracker-master.out</text:span></text:span></text:p>
            <text:p text:style-name="P29"><text:span text:style-name="Source_20_Text"><text:span text:style-name="T1">slave: Ubuntu 10.04</text:span></text:span></text:p>
            <text:p text:style-name="P29"><text:span text:style-name="Source_20_Text"><text:span text:style-name="T1">slave: starting tasktracker, logging to /usr/local/hadoop/bin/../logs/hadoop-hduser-tasktracker-slave.out</text:span></text:span></text:p>
            <text:p text:style-name="P29"><text:span text:style-name="Source_20_Text"><text:span text:style-name="T1">master: starting tasktracker, logging to /usr/local/hadoop/bin/../logs/hadoop-hduser-tasktracker-master.out</text:span></text:span></text:p>
            <text:p text:style-name="P29"><text:span text:style-name="Source_20_Text"><text:span text:style-name="T1">hduser@master:/usr/local/hadoop</text:span></text:span><text:span text:style-name="Source_20_Text"><text:span text:style-name="T86">$</text:span></text:span></text:p>
          </table:table-cell>
        </table:table-row>
      </table:table>
      <text:p text:style-name="P68"><text:span text:style-name="Source_20_Text"><text:span text:style-name="T65">logs/hadoop-hduser-tasktracker-slave.log</text:span></text:span><text:span text:style-name="T8">. </text:span><text:span text:style-name="T54">den</text:span><text:span text:style-name="T8"> </text:span><text:span text:style-name="T53">Slavelerin durumunu izleyebiliriz.</text:span></text:p>
      <text:p text:style-name="P68"><text:span text:style-name="T8">Example output: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8">1</text:p>
            <text:p text:style-name="P28">2</text:p>
            <text:p text:style-name="P28">3</text:p>
            <text:p text:style-name="P28">4</text:p>
            <text:p text:style-name="P28">5</text:p>
            <text:p text:style-name="P28">6</text:p>
            <text:p text:style-name="P28">7</text:p>
            <text:p text:style-name="P28">8</text:p>
            <text:p text:style-name="P28">9</text:p>
            <text:p text:style-name="P28">10</text:p>
            <text:p text:style-name="P28">11</text:p>
            <text:p text:style-name="P28">12</text:p>
            <text:p text:style-name="P28">13</text:p>
            <text:p text:style-name="P28">14</text:p>
          </table:table-cell>
          <table:table-cell table:style-name="Table15.A1" office:value-type="string">
            <text:p text:style-name="P29"><text:span text:style-name="Source_20_Text"><text:span text:style-name="T1">... INFO org.mortbay.util.Credential: Checking Resource aliases</text:span></text:span></text:p>
            <text:p text:style-name="P29"><text:span text:style-name="Source_20_Text"><text:span text:style-name="T1">... INFO org.mortbay.http.HttpServer: Version Jetty/5.1.4</text:span></text:span></text:p>
            <text:p text:style-name="P29"><text:span text:style-name="Source_20_Text"><text:span text:style-name="T1">... INFO org.mortbay.util.Container: Started org.mortbay.jetty.servlet.WebApplicationHandler@d19bc8</text:span></text:span></text:p>
            <text:p text:style-name="P29"><text:span text:style-name="Source_20_Text"><text:span text:style-name="T1">... INFO org.mortbay.util.Container: Started WebApplicationContext[/,/]</text:span></text:span></text:p>
            <text:p text:style-name="P29"><text:span text:style-name="Source_20_Text"><text:span text:style-name="T1">... INFO org.mortbay.util.Container: Started HttpContext[/logs,/logs]</text:span></text:span></text:p>
            <text:p text:style-name="P29"><text:span text:style-name="Source_20_Text"><text:span text:style-name="T1">... INFO org.mortbay.util.Container: Started HttpContext[/static,/static]</text:span></text:span></text:p>
            <text:p text:style-name="P29"><text:span text:style-name="Source_20_Text"><text:span text:style-name="T1">... INFO org.mortbay.http.SocketListener: Started SocketListener on 0.0.0.0:50060</text:span></text:span></text:p>
            <text:p text:style-name="P29"><text:span text:style-name="Source_20_Text"><text:span text:style-name="T1">... INFO org.mortbay.util.Container: Started org.mortbay.jetty.Server@1e63e3d</text:span></text:span></text:p>
            <text:p text:style-name="P29"><text:span text:style-name="Source_20_Text"><text:span text:style-name="T1">... INFO org.apache.hadoop.ipc.Server: IPC Server listener on 50050: starting</text:span></text:span></text:p>
            <text:p text:style-name="P29"><text:span text:style-name="Source_20_Text"><text:span text:style-name="T1">... INFO org.apache.hadoop.ipc.Server: IPC Server handler 0 on 50050: starting</text:span></text:span></text:p>
            <text:p text:style-name="P29"><text:span text:style-name="Source_20_Text"><text:span text:style-name="T1">... INFO org.apache.hadoop.mapred.TaskTracker: TaskTracker up at: 50050</text:span></text:span></text:p>
            <text:p text:style-name="P29"><text:span text:style-name="Source_20_Text"><text:span text:style-name="T1">... INFO org.apache.hadoop.mapred.TaskTracker: Starting tracker tracker_slave:50050</text:span></text:span></text:p>
            <text:p text:style-name="P29"><text:span text:style-name="Source_20_Text"><text:span text:style-name="T1">... INFO org.apache.hadoop.ipc.Server: IPC Server handler 1 on 50050: starting</text:span></text:span></text:p>
            <text:p text:style-name="P29"><text:span text:style-name="Source_20_Text"><text:span text:style-name="T1">... INFO org.apache.hadoop.mapred.TaskTracker: Starting thread: Map-events fetcher for all reduce tasks on tracker_slave:50050</text:span></text:span></text:p>
          </table:table-cell>
        </table:table-row>
      </table:table>
      <text:p text:style-name="P31"><text:span text:style-name="T8"/></text:p>
      <text:p text:style-name="P19">Java processes on master after starting MapReduce daemons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8">1</text:p>
            <text:p text:style-name="P28">2</text:p>
            <text:p text:style-name="P28">3</text:p>
            <text:p text:style-name="P28">4</text:p>
            <text:p text:style-name="P28">5</text:p>
            <text:p text:style-name="P28">6</text:p>
            <text:p text:style-name="P28">7</text:p>
            <text:p text:style-name="P28">8</text:p>
          </table:table-cell>
          <table:table-cell table:style-name="Table16.A1" office:value-type="string">
            <text:p text:style-name="P29"><text:span text:style-name="Source_20_Text"><text:span text:style-name="T1">hduser@master:/usr/local/hadoop$ jps</text:span></text:span></text:p>
            <text:p text:style-name="P29"><text:span text:style-name="Source_20_Text"><text:span text:style-name="T1">16017 Jps</text:span></text:span></text:p>
            <text:p text:style-name="P29"><text:span text:style-name="Source_20_Text"><text:span text:style-name="T1">14799 NameNode</text:span></text:span></text:p>
            <text:p text:style-name="P29"><text:span text:style-name="Source_20_Text"><text:span text:style-name="T1">15686 TaskTracker</text:span></text:span></text:p>
            <text:p text:style-name="P29"><text:span text:style-name="Source_20_Text"><text:span text:style-name="T1">14880 DataNode</text:span></text:span></text:p>
            <text:p text:style-name="P29"><text:span text:style-name="Source_20_Text"><text:span text:style-name="T1">15596 JobTracker</text:span></text:span></text:p>
            <text:p text:style-name="P29"><text:span text:style-name="Source_20_Text"><text:span text:style-name="T1">14977 SecondaryNameNode</text:span></text:span></text:p>
            <text:p text:style-name="P29"><text:span text:style-name="Source_20_Text"><text:span text:style-name="T1">hduser@master:/usr/local/hadoop</text:span></text:span><text:span text:style-name="Source_20_Text"><text:span text:style-name="T86">$</text:span></text:span></text:p>
          </table:table-cell>
        </table:table-row>
      </table:table>
      <text:p text:style-name="P9">(the process IDs don’t matter of course)</text:p>
      <text:p text:style-name="P31"><text:span text:style-name="T61">…</text:span><text:span text:style-name="T8">and the following on </text:span><text:span text:style-name="Source_20_Text"><text:span text:style-name="T65">slave</text:span></text:span><text:span text:style-name="T8">.</text:span></text:p>
      <text:p text:style-name="P19">Java processes on slave after starting MapReduce daemons</text:p>
      <table:table table:name="Table17" table:style-name="Table17">
        <table:table-column table:style-name="Table17.A"/>
        <table:table-column table:style-name="Table17.B"/>
        <text:soft-page-break/>
        <table:table-row>
          <table:table-cell table:style-name="Table17.A1" office:value-type="string">
            <text:p text:style-name="P28">1</text:p>
            <text:p text:style-name="P28">2</text:p>
            <text:p text:style-name="P28">3</text:p>
            <text:p text:style-name="P28">4</text:p>
            <text:p text:style-name="P28">5</text:p>
          </table:table-cell>
          <table:table-cell table:style-name="Table17.A1" office:value-type="string">
            <text:p text:style-name="P29"><text:span text:style-name="Source_20_Text"><text:span text:style-name="T1">hduser@slave:/usr/local/hadoop$ jps</text:span></text:span></text:p>
            <text:p text:style-name="P29"><text:span text:style-name="Source_20_Text"><text:span text:style-name="T1">15183 DataNode</text:span></text:span></text:p>
            <text:p text:style-name="P29"><text:span text:style-name="Source_20_Text"><text:span text:style-name="T1">15897 TaskTracker</text:span></text:span></text:p>
            <text:p text:style-name="P29"><text:span text:style-name="Source_20_Text"><text:span text:style-name="T1">16284 Jps</text:span></text:span></text:p>
            <text:p text:style-name="P29"><text:span text:style-name="Source_20_Text"><text:span text:style-name="T1">hduser@slave:/usr/local/hadoop</text:span></text:span><text:span text:style-name="Source_20_Text"><text:span text:style-name="T86">$</text:span></text:span></text:p>
          </table:table-cell>
        </table:table-row>
      </table:table>
      <text:h text:style-name="P36" text:outline-level="2"><text:bookmark text:name="stopping-the-multi-node-cluster"/>Stopping the multi-node cluster</text:h>
      <text:p text:style-name="P11"><text:span text:style-name="T155">Cluster I başlatırkenki gibi</text:span>, <text:span text:style-name="T155">durduma işlemi de 2 adımda gerçekleşecek</text:span>. <text:span text:style-name="T156">İş Akışı başlatma işleminin tersidir</text:span></text:p>
      <text:list xml:id="list2933986300817974622" text:style-name="L1">
        <text:list-item>
          <text:p text:style-name="P69"><text:span text:style-name="T3">MapReduce daemons </text:span><text:span text:style-name="T4">durdurularak işe başlanır.</text:span><text:span text:style-name="T3">: </text:span><text:span text:style-name="Source_20_Text"><text:span text:style-name="T65">master <text:s/></text:span></text:span><text:span text:style-name="Source_20_Text"><text:span text:style-name="T77">üzerindeki </text:span></text:span><text:span text:style-name="T3">JobTracker, TaskTracker <text:s/></text:span><text:span text:style-name="T6">ve tüm daemonlar </text:span><text:span text:style-name="T5">durur.</text:span></text:p>
        </text:list-item>
        <text:list-item>
          <text:p text:style-name="P70"><text:span text:style-name="T6">Ikinci olarak </text:span><text:span text:style-name="T3">HDFS daemons </text:span><text:span text:style-name="T6">durdurulur</text:span><text:span text:style-name="T3">: </text:span><text:span text:style-name="Source_20_Text"><text:span text:style-name="T65">master </text:span></text:span><text:span text:style-name="Source_20_Text"><text:span text:style-name="T78">üzerindeki</text:span></text:span><text:span text:style-name="T3"> NameNode daemon, DataNode daemons </text:span><text:span text:style-name="T7">ve bütün slaveler durur.</text:span></text:p>
        </text:list-item>
      </text:list>
      <text:p text:style-name="P11"/>
      <text:h text:style-name="P45" text:outline-level="3"><text:bookmark text:name="mapreduce-daemons-1"/>MapReduce daemons</text:h>
      <text:p text:style-name="P71"><text:span text:style-name="T8">JobTracker <text:s/></text:span><text:span text:style-name="T55">makine üzerinde </text:span><text:span text:style-name="Source_20_Text"><text:span text:style-name="T65">bin/stop-mapred.sh </text:span></text:span><text:span text:style-name="Source_20_Text"><text:span text:style-name="T79">komutu çalıştırılır.</text:span></text:span><text:span text:style-name="T8"> </text:span></text:p>
      <text:p text:style-name="P31"><text:span text:style-name="T56">Master üzerinde</text:span><text:span text:style-name="T8"> </text:span><text:span text:style-name="Source_20_Text"><text:span text:style-name="T65">bin/stop-mapred.sh</text:span></text:span><text:span text:style-name="Source_20_Text"><text:span text:style-name="T18"> </text:span></text:span><text:span text:style-name="Source_20_Text"><text:span text:style-name="T24">komutu çalıştırılır:</text:span></text:span></text:p>
      <text:p text:style-name="P19">Stopping the MapReduce layer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8">1</text:p>
            <text:p text:style-name="P28">2</text:p>
            <text:p text:style-name="P28">3</text:p>
            <text:p text:style-name="P28">4</text:p>
            <text:p text:style-name="P28">5</text:p>
            <text:p text:style-name="P28">6</text:p>
          </table:table-cell>
          <table:table-cell table:style-name="Table18.A1" office:value-type="string">
            <text:p text:style-name="P29"><text:span text:style-name="Source_20_Text"><text:span text:style-name="T1">hduser@master:/usr/local/hadoop$ bin/stop-mapred.sh</text:span></text:span></text:p>
            <text:p text:style-name="P29"><text:span text:style-name="Source_20_Text"><text:span text:style-name="T1">stopping jobtracker</text:span></text:span></text:p>
            <text:p text:style-name="P29"><text:span text:style-name="Source_20_Text"><text:span text:style-name="T1">slave: Ubuntu 10.04</text:span></text:span></text:p>
            <text:p text:style-name="P29"><text:span text:style-name="Source_20_Text"><text:span text:style-name="T1">master: stopping tasktracker</text:span></text:span></text:p>
            <text:p text:style-name="P29"><text:span text:style-name="Source_20_Text"><text:span text:style-name="T1">slave: stopping tasktracker</text:span></text:span></text:p>
            <text:p text:style-name="P29"><text:span text:style-name="Source_20_Text"><text:span text:style-name="T1">hduser@master:/usr/local/hadoop</text:span></text:span></text:p>
          </table:table-cell>
        </table:table-row>
      </table:table>
      <text:p text:style-name="P35"/>
      <text:p text:style-name="P31"><text:span text:style-name="T8">At this point, the following Java processes should run on </text:span><text:span text:style-name="Source_20_Text"><text:span text:style-name="T65">master</text:span></text:span><text:span text:style-name="T8">…</text:span></text:p>
      <text:p text:style-name="P19">Java processes on master after stopping MapReduce daemons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28">1</text:p>
            <text:p text:style-name="P28">2</text:p>
            <text:p text:style-name="P28">3</text:p>
            <text:p text:style-name="P28">4</text:p>
            <text:p text:style-name="P28">5</text:p>
            <text:p text:style-name="P28">6</text:p>
          </table:table-cell>
          <table:table-cell table:style-name="Table19.A1" office:value-type="string">
            <text:p text:style-name="P29"><text:span text:style-name="Source_20_Text"><text:span text:style-name="T1">hduser@master:/usr/local/hadoop$ jps</text:span></text:span></text:p>
            <text:p text:style-name="P29"><text:span text:style-name="Source_20_Text"><text:span text:style-name="T1">14799 NameNode</text:span></text:span></text:p>
            <text:p text:style-name="P29"><text:span text:style-name="Source_20_Text"><text:span text:style-name="T1">18386 Jps</text:span></text:span></text:p>
            <text:p text:style-name="P29"><text:span text:style-name="Source_20_Text"><text:span text:style-name="T1">14880 DataNode</text:span></text:span></text:p>
            <text:p text:style-name="P29"><text:span text:style-name="Source_20_Text"><text:span text:style-name="T1">14977 SecondaryNameNode</text:span></text:span></text:p>
            <text:p text:style-name="P29"><text:span text:style-name="Source_20_Text"><text:span text:style-name="T1">hduser@master:/usr/local/hadoop</text:span></text:span><text:span text:style-name="Source_20_Text"><text:span text:style-name="T86">$</text:span></text:span></text:p>
          </table:table-cell>
        </table:table-row>
      </table:table>
      <text:p text:style-name="P31"><text:span text:style-name="T61">…</text:span><text:span text:style-name="T8">and the following on </text:span><text:span text:style-name="Source_20_Text"><text:span text:style-name="T65">slave</text:span></text:span><text:span text:style-name="T8">.</text:span></text:p>
      <text:p text:style-name="P19">Java processes on slave after stopping MapReduce daemons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28">1</text:p>
            <text:p text:style-name="P28">2</text:p>
            <text:p text:style-name="P28">3</text:p>
            <text:p text:style-name="P28">4</text:p>
          </table:table-cell>
          <table:table-cell table:style-name="Table20.A1" office:value-type="string">
            <text:p text:style-name="P29"><text:span text:style-name="Source_20_Text"><text:span text:style-name="T1">hduser@slave:/usr/local/hadoop$ jps</text:span></text:span></text:p>
            <text:p text:style-name="P29"><text:span text:style-name="Source_20_Text"><text:span text:style-name="T1">15183 DataNode</text:span></text:span></text:p>
            <text:p text:style-name="P29"><text:span text:style-name="Source_20_Text"><text:span text:style-name="T1">18636 Jps</text:span></text:span></text:p>
            <text:p text:style-name="P29"><text:span text:style-name="Source_20_Text"><text:span text:style-name="T1">hduser@slave:/usr/local/hadoop</text:span></text:span><text:span text:style-name="Source_20_Text"><text:span text:style-name="T86">$</text:span></text:span></text:p>
          </table:table-cell>
        </table:table-row>
      </table:table>
      <text:h text:style-name="P43" text:outline-level="3"><text:soft-page-break/></text:h>
      <text:h text:style-name="P43" text:outline-level="3"><text:bookmark text:name="hdfs-daemons-1"/>HDFS daemons</text:h>
      <text:p text:style-name="P72"><text:span text:style-name="T8">NameNode machine <text:s/></text:span><text:span text:style-name="T57">üzerinde </text:span><text:span text:style-name="Source_20_Text"><text:span text:style-name="T65">bin/stop-dfs.sh </text:span></text:span><text:span text:style-name="Source_20_Text"><text:span text:style-name="T80">komutu çalıştırılır.</text:span></text:span><text:span text:style-name="T8"> </text:span></text:p>
      <text:p text:style-name="P73"><text:span text:style-name="Source_20_Text"><text:span text:style-name="T65">Master </text:span></text:span><text:span text:style-name="Source_20_Text"><text:span text:style-name="T81">üzerinde</text:span></text:span><text:span text:style-name="T8">, </text:span><text:span text:style-name="Source_20_Text"><text:span text:style-name="T65">bin/stop-dfs.sh</text:span></text:span><text:span text:style-name="Source_20_Text"><text:span text:style-name="T18"> </text:span></text:span><text:span text:style-name="Source_20_Text"><text:span text:style-name="T25">komutunu çalıştıracagız.</text:span></text:span></text:p>
      <text:p text:style-name="P19">Stopping the HDFS layer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28">1</text:p>
            <text:p text:style-name="P28">2</text:p>
            <text:p text:style-name="P28">3</text:p>
            <text:p text:style-name="P28">4</text:p>
            <text:p text:style-name="P28">5</text:p>
            <text:p text:style-name="P28">6</text:p>
            <text:p text:style-name="P28">7</text:p>
          </table:table-cell>
          <table:table-cell table:style-name="Table21.A1" office:value-type="string">
            <text:p text:style-name="P29"><text:span text:style-name="Source_20_Text"><text:span text:style-name="T1">hduser@master:/usr/local/hadoop$ bin/stop-dfs.sh</text:span></text:span></text:p>
            <text:p text:style-name="P29"><text:span text:style-name="Source_20_Text"><text:span text:style-name="T1">stopping namenode</text:span></text:span></text:p>
            <text:p text:style-name="P29"><text:span text:style-name="Source_20_Text"><text:span text:style-name="T1">slave: Ubuntu 10.04</text:span></text:span></text:p>
            <text:p text:style-name="P29"><text:span text:style-name="Source_20_Text"><text:span text:style-name="T1">slave: stopping datanode</text:span></text:span></text:p>
            <text:p text:style-name="P29"><text:span text:style-name="Source_20_Text"><text:span text:style-name="T1">master: stopping datanode</text:span></text:span></text:p>
            <text:p text:style-name="P29"><text:span text:style-name="Source_20_Text"><text:span text:style-name="T1">master: stopping secondarynamenode</text:span></text:span></text:p>
            <text:p text:style-name="P29"><text:span text:style-name="Source_20_Text"><text:span text:style-name="T1">hduser@master:/usr/local/hadoop</text:span></text:span><text:span text:style-name="Source_20_Text"><text:span text:style-name="T86">$</text:span></text:span></text:p>
          </table:table-cell>
        </table:table-row>
      </table:table>
      <text:p text:style-name="P31"><text:span text:style-name="T8"/></text:p>
      <text:p text:style-name="P31"><text:span text:style-name="T8">At this point, the only following Java processes should run on </text:span><text:span text:style-name="Source_20_Text"><text:span text:style-name="T65">master</text:span></text:span><text:span text:style-name="T8">…</text:span></text:p>
      <text:p text:style-name="P19">Java processes on master after stopping HDFS daemons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28">1</text:p>
            <text:p text:style-name="P28">2</text:p>
            <text:p text:style-name="P28">3</text:p>
          </table:table-cell>
          <table:table-cell table:style-name="Table22.A1" office:value-type="string">
            <text:p text:style-name="P29"><text:span text:style-name="Source_20_Text"><text:span text:style-name="T1">hduser@master:/usr/local/hadoop$ jps</text:span></text:span></text:p>
            <text:p text:style-name="P29"><text:span text:style-name="Source_20_Text"><text:span text:style-name="T1">18670 Jps</text:span></text:span></text:p>
            <text:p text:style-name="P29"><text:span text:style-name="Source_20_Text"><text:span text:style-name="T1">hduser@master:/usr/local/hadoop</text:span></text:span><text:span text:style-name="Source_20_Text"><text:span text:style-name="T86">$</text:span></text:span></text:p>
          </table:table-cell>
        </table:table-row>
      </table:table>
      <text:p text:style-name="P31"><text:span text:style-name="T61">…</text:span><text:span text:style-name="T8">and the following on </text:span><text:span text:style-name="Source_20_Text"><text:span text:style-name="T65">slave</text:span></text:span><text:span text:style-name="T8">.</text:span></text:p>
      <text:p text:style-name="P19">Java processes on slave after stopping HDFS daemons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28">1</text:p>
            <text:p text:style-name="P28">2</text:p>
            <text:p text:style-name="P28">3</text:p>
          </table:table-cell>
          <table:table-cell table:style-name="Table23.A1" office:value-type="string">
            <text:p text:style-name="P29"><text:span text:style-name="Source_20_Text"><text:span text:style-name="T1">hduser@slave:/usr/local/hadoop$ jps</text:span></text:span></text:p>
            <text:p text:style-name="P29"><text:span text:style-name="Source_20_Text"><text:span text:style-name="T1">18894 Jps</text:span></text:span></text:p>
            <text:p text:style-name="P29"><text:span text:style-name="Source_20_Text"><text:span text:style-name="T1">hduser@slave:/usr/local/hadoop</text:span></text:span><text:span text:style-name="Source_20_Text"><text:span text:style-name="T86">$</text:span></text:span></text:p>
          </table:table-cell>
        </table:table-row>
      </table:table>
      <text:h text:style-name="P36" text:outline-level="2"><text:bookmark text:name="running-a-mapreduce-job"/>Running a MapReduce job</text:h>
      <text:p text:style-name="P7"><text:span text:style-name="T8"/></text:p>
      <text:p text:style-name="P62"><text:a xlink:type="simple" xlink:href="http://www.gutenberg.org/etext/20417"><text:span text:style-name="T89">http://www.gutenberg.org/etext/20417</text:span></text:a></text:p>
      <text:p text:style-name="P63"><text:a xlink:type="simple" xlink:href="http://www.gutenberg.org/etext/5000"><text:span text:style-name="T89">http://www.gutenberg.org/etext/5000</text:span></text:a></text:p>
      <text:p text:style-name="P63"><text:a xlink:type="simple" xlink:href="http://www.gutenberg.org/etext/4300"><text:span text:style-name="T89">http://www.gutenberg.org/etext/4300</text:span></text:a></text:p>
      <text:p text:style-name="P63"><text:a xlink:type="simple" xlink:href="http://www.gutenberg.org/etext/132"><text:span text:style-name="T89">http://www.gutenberg.org/etext/132</text:span></text:a></text:p>
      <text:p text:style-name="P63"><text:a xlink:type="simple" xlink:href="http://www.gutenberg.org/etext/1661"><text:span text:style-name="T89">http://www.gutenberg.org/etext/1661</text:span></text:a></text:p>
      <text:p text:style-name="P63"><text:a xlink:type="simple" xlink:href="http://www.gutenberg.org/etext/972"><text:span text:style-name="T89">http://www.gutenberg.org/etext/972</text:span></text:a></text:p>
      <text:p text:style-name="P63"><text:a xlink:type="simple" xlink:href="http://www.gutenberg.org/etext/972"><text:span text:style-name="T89">http://www.gutenberg.org/etext/972</text:span></text:a></text:p>
      <text:p text:style-name="P64"><text:span text:style-name="T89">a</text:span><text:span text:style-name="T88">dreslerinden verileri indiriyoruz.</text:span></text:p>
      <text:p text:style-name="P64"><text:span text:style-name="T88"/></text:p>
      <text:p text:style-name="P64"><text:span text:style-name="T88"/></text:p>
      <text:p text:style-name="P64"><text:span text:style-name="T88"/></text:p>
      <text:p text:style-name="P64"><text:span text:style-name="T88"/></text:p>
      <text:p text:style-name="P64"><text:span text:style-name="T88"/></text:p>
      <text:p text:style-name="P64"><text:span text:style-name="T88"/></text:p>
      <text:p text:style-name="P74"><text:soft-page-break/><text:span text:style-name="T58">Daha sonra </text:span><text:span text:style-name="T8">HDFS </text:span><text:span text:style-name="T58">e kopyalıyoruz</text:span><text:span text:style-name="T8">, </text:span><text:span text:style-name="Source_20_Text"><text:span text:style-name="T65">master <text:s/></text:span></text:span><text:span text:style-name="Source_20_Text"><text:span text:style-name="T82">üzerinde </text:span></text:span><text:span text:style-name="T8">WordCount example MapReduce job </text:span><text:span text:style-name="Source_20_Text"><text:span text:style-name="T82">ını çalıştırıyoruz </text:span></text:span><text:span text:style-name="Source_20_Text"><text:span text:style-name="T83">ve job sonuçlarını </text:span></text:span><text:span text:style-name="Source_20_Text"><text:span text:style-name="T26">HDFS den lokal dosya sistemimize alıyoruz.</text:span></text:span></text:p>
      <text:p text:style-name="P75"><text:span text:style-name="Source_20_Text"><text:span text:style-name="T65">Master</text:span></text:span><text:span text:style-name="Source_20_Text"><text:span text:style-name="T84">ın çıktısı</text:span></text:span><text:span text:style-name="T8">… </text:span></text:p>
      <text:p text:style-name="P75"><text:span text:style-name="T8"><text:s/>MapReduce job…</text:span>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28">1</text:p>
            <text:p text:style-name="P28">2</text:p>
            <text:p text:style-name="P28">3</text:p>
            <text:p text:style-name="P28">4</text:p>
            <text:p text:style-name="P28">5</text:p>
            <text:p text:style-name="P28">6</text:p>
            <text:p text:style-name="P28">7</text:p>
            <text:p text:style-name="P28">8</text:p>
            <text:p text:style-name="P28">9</text:p>
            <text:p text:style-name="P28">10</text:p>
            <text:p text:style-name="P28">11</text:p>
            <text:p text:style-name="P28">12</text:p>
            <text:p text:style-name="P28">13</text:p>
            <text:p text:style-name="P28">14</text:p>
            <text:p text:style-name="P28">15</text:p>
            <text:p text:style-name="P28">16</text:p>
            <text:p text:style-name="P28">17</text:p>
            <text:p text:style-name="P28">18</text:p>
            <text:p text:style-name="P28">19</text:p>
            <text:p text:style-name="P28">20</text:p>
            <text:p text:style-name="P28">21</text:p>
            <text:p text:style-name="P28">22</text:p>
            <text:p text:style-name="P28">23</text:p>
            <text:p text:style-name="P28">24</text:p>
            <text:p text:style-name="P28">25</text:p>
            <text:p text:style-name="P28">26</text:p>
          </table:table-cell>
          <table:table-cell table:style-name="Table24.A1" office:value-type="string">
            <text:p text:style-name="P29"><text:span text:style-name="Source_20_Text"><text:span text:style-name="T1">hduser@master:/usr/local/hadoop$ bin/hadoop jar hadoop*examples*.jar wordcount <text:s/>/user/hduser/gutenberg /user/hduser/gutenberg-output</text:span></text:span></text:p>
            <text:p text:style-name="P29"><text:span text:style-name="Source_20_Text"><text:span text:style-name="T1">... INFO mapred.FileInputFormat: Total input paths to process : 7</text:span></text:span></text:p>
            <text:p text:style-name="P29"><text:span text:style-name="Source_20_Text"><text:span text:style-name="T1">... INFO mapred.JobClient: Running job: job_0001</text:span></text:span></text:p>
            <text:p text:style-name="P29"><text:span text:style-name="Source_20_Text"><text:span text:style-name="T1">... INFO mapred.JobClient: <text:s/>map 0% reduce 0%</text:span></text:span></text:p>
            <text:p text:style-name="P29"><text:span text:style-name="Source_20_Text"><text:span text:style-name="T1">... INFO mapred.JobClient: <text:s/>map 28% reduce 0%</text:span></text:span></text:p>
            <text:p text:style-name="P29"><text:span text:style-name="Source_20_Text"><text:span text:style-name="T1">... INFO mapred.JobClient: <text:s/>map 57% reduce 0%</text:span></text:span></text:p>
            <text:p text:style-name="P29"><text:span text:style-name="Source_20_Text"><text:span text:style-name="T1">... INFO mapred.JobClient: <text:s/>map 71% reduce 0%</text:span></text:span></text:p>
            <text:p text:style-name="P29"><text:span text:style-name="Source_20_Text"><text:span text:style-name="T1">... INFO mapred.JobClient: <text:s/>map 100% reduce 9%</text:span></text:span></text:p>
            <text:p text:style-name="P29"><text:span text:style-name="Source_20_Text"><text:span text:style-name="T1">... INFO mapred.JobClient: <text:s/>map 100% reduce 68%</text:span></text:span></text:p>
            <text:p text:style-name="P29"><text:span text:style-name="Source_20_Text"><text:span text:style-name="T1">... INFO mapred.JobClient: <text:s/>map 100% reduce 100%</text:span></text:span></text:p>
            <text:p text:style-name="P29"><text:span text:style-name="Source_20_Text"><text:span text:style-name="T1">.... INFO mapred.JobClient: Job </text:span></text:span><text:span text:style-name="Source_20_Text"><text:span text:style-name="T90">complete</text:span></text:span><text:span text:style-name="Source_20_Text"><text:span text:style-name="T1">: job_0001</text:span></text:span></text:p>
            <text:p text:style-name="P29"><text:span text:style-name="Source_20_Text"><text:span text:style-name="T1">... INFO mapred.JobClient: Counters: 11</text:span></text:span></text:p>
            <text:p text:style-name="P29"><text:span text:style-name="Source_20_Text"><text:span text:style-name="T1">... INFO mapred.JobClient: <text:s text:c="2"/>org.apache.hadoop.examples.WordCount$Counter</text:span></text:span></text:p>
            <text:p text:style-name="P29"><text:span text:style-name="Source_20_Text"><text:span text:style-name="T1">... INFO mapred.JobClient: <text:s text:c="4"/>WORDS</text:span></text:span><text:span text:style-name="Source_20_Text"><text:span text:style-name="T2">=</text:span></text:span><text:span text:style-name="Source_20_Text"><text:span text:style-name="T1">1173099</text:span></text:span></text:p>
            <text:p text:style-name="P29"><text:span text:style-name="Source_20_Text"><text:span text:style-name="T1">... INFO mapred.JobClient: <text:s text:c="4"/>VALUES</text:span></text:span><text:span text:style-name="Source_20_Text"><text:span text:style-name="T2">=</text:span></text:span><text:span text:style-name="Source_20_Text"><text:span text:style-name="T1">1368295</text:span></text:span></text:p>
            <text:p text:style-name="P29"><text:span text:style-name="Source_20_Text"><text:span text:style-name="T1">... INFO mapred.JobClient: <text:s text:c="2"/>Map-Reduce Framework</text:span></text:span></text:p>
            <text:p text:style-name="P29"><text:span text:style-name="Source_20_Text"><text:span text:style-name="T1">... INFO mapred.JobClient: <text:s text:c="4"/>Map input records</text:span></text:span><text:span text:style-name="Source_20_Text"><text:span text:style-name="T2">=</text:span></text:span><text:span text:style-name="Source_20_Text"><text:span text:style-name="T1">136582</text:span></text:span></text:p>
            <text:p text:style-name="P29"><text:span text:style-name="Source_20_Text"><text:span text:style-name="T1">... INFO mapred.JobClient: <text:s text:c="4"/>Map output records</text:span></text:span><text:span text:style-name="Source_20_Text"><text:span text:style-name="T2">=</text:span></text:span><text:span text:style-name="Source_20_Text"><text:span text:style-name="T1">1173099</text:span></text:span></text:p>
            <text:p text:style-name="P29"><text:span text:style-name="Source_20_Text"><text:span text:style-name="T1">... INFO mapred.JobClient: <text:s text:c="4"/>Map input bytes</text:span></text:span><text:span text:style-name="Source_20_Text"><text:span text:style-name="T2">=</text:span></text:span><text:span text:style-name="Source_20_Text"><text:span text:style-name="T1">6925391</text:span></text:span></text:p>
            <text:p text:style-name="P29"><text:span text:style-name="Source_20_Text"><text:span text:style-name="T1">... INFO mapred.JobClient: <text:s text:c="4"/>Map output bytes</text:span></text:span><text:span text:style-name="Source_20_Text"><text:span text:style-name="T2">=</text:span></text:span><text:span text:style-name="Source_20_Text"><text:span text:style-name="T1">11403568</text:span></text:span></text:p>
            <text:p text:style-name="P29"><text:span text:style-name="Source_20_Text"><text:span text:style-name="T1">... INFO mapred.JobClient: <text:s text:c="4"/>Combine input records</text:span></text:span><text:span text:style-name="Source_20_Text"><text:span text:style-name="T2">=</text:span></text:span><text:span text:style-name="Source_20_Text"><text:span text:style-name="T1">1173099</text:span></text:span></text:p>
            <text:p text:style-name="P29"><text:span text:style-name="Source_20_Text"><text:span text:style-name="T1">... INFO mapred.JobClient: <text:s text:c="4"/>Combine output records</text:span></text:span><text:span text:style-name="Source_20_Text"><text:span text:style-name="T2">=</text:span></text:span><text:span text:style-name="Source_20_Text"><text:span text:style-name="T1">195196</text:span></text:span></text:p>
            <text:p text:style-name="P29"><text:span text:style-name="Source_20_Text"><text:span text:style-name="T1">... INFO mapred.JobClient: <text:s text:c="4"/>Reduce input groups</text:span></text:span><text:span text:style-name="Source_20_Text"><text:span text:style-name="T2">=</text:span></text:span><text:span text:style-name="Source_20_Text"><text:span text:style-name="T1">131275</text:span></text:span></text:p>
            <text:p text:style-name="P29"><text:span text:style-name="Source_20_Text"><text:span text:style-name="T1">... INFO mapred.JobClient: <text:s text:c="4"/>Reduce input records</text:span></text:span><text:span text:style-name="Source_20_Text"><text:span text:style-name="T2">=</text:span></text:span><text:span text:style-name="Source_20_Text"><text:span text:style-name="T1">195196</text:span></text:span></text:p>
            <text:p text:style-name="P29"><text:span text:style-name="Source_20_Text"><text:span text:style-name="T1">... INFO mapred.JobClient: <text:s text:c="4"/>Reduce output records</text:span></text:span><text:span text:style-name="Source_20_Text"><text:span text:style-name="T2">=</text:span></text:span><text:span text:style-name="Source_20_Text"><text:span text:style-name="T1">131275</text:span></text:span></text:p>
            <text:p text:style-name="P29"><text:span text:style-name="Source_20_Text"><text:span text:style-name="T1">hduser@master:/usr/local/hadoop</text:span></text:span><text:span text:style-name="Source_20_Text"><text:span text:style-name="T86">$</text:span></text:span></text:p>
          </table:table-cell>
        </table:table-row>
      </table:table>
      <text:p text:style-name="P31"><text:span text:style-name="T61">…</text:span><text:span text:style-name="T8">and the logging output on </text:span><text:span text:style-name="Source_20_Text"><text:span text:style-name="T65">slave</text:span></text:span><text:span text:style-name="T8"> for its DataNode daemon…</text:span></text:p>
      <text:p text:style-name="P19">logs/hadoop-hduser-datanode-slave.log (on slave)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28">1</text:p>
            <text:p text:style-name="P28">2</text:p>
            <text:p text:style-name="P28">3</text:p>
            <text:p text:style-name="P28">4</text:p>
            <text:p text:style-name="P28">5</text:p>
            <text:p text:style-name="P28">6</text:p>
            <text:p text:style-name="P28">7</text:p>
            <text:p text:style-name="P28">8</text:p>
            <text:p text:style-name="P28">9</text:p>
            <text:p text:style-name="P28">10</text:p>
            <text:p text:style-name="P28">11</text:p>
            <text:p text:style-name="P28">12</text:p>
          </table:table-cell>
          <table:table-cell table:style-name="Table25.A1" office:value-type="string">
            <text:p text:style-name="P29"><text:span text:style-name="Source_20_Text"><text:span text:style-name="T1">... INFO org.apache.hadoop.dfs.DataNode: Received block blk_5693969390309798974 from <text:s/>/192.168.0.1</text:span></text:span></text:p>
            <text:p text:style-name="P29"><text:span text:style-name="Source_20_Text"><text:span text:style-name="T1">... INFO org.apache.hadoop.dfs.DataNode: Received block blk_7671491277162757352 from /192.168.0.1</text:span></text:span></text:p>
            <text:p text:style-name="P29"><text:span text:style-name="Source_20_Text"><text:span text:style-name="T1">&lt;snipp&gt;</text:span></text:span></text:p>
            <text:p text:style-name="P29"><text:span text:style-name="Source_20_Text"><text:span text:style-name="T1">... INFO org.apache.hadoop.dfs.DataNode: Served block blk_-7112133651100166921 to /192.168.0.2</text:span></text:span></text:p>
            <text:p text:style-name="P29"><text:span text:style-name="Source_20_Text"><text:span text:style-name="T1">... INFO org.apache.hadoop.dfs.DataNode: Served block blk_-7545080504225510279 to /192.168.0.2</text:span></text:span></text:p>
            <text:p text:style-name="P29"><text:span text:style-name="Source_20_Text"><text:span text:style-name="T1">... INFO org.apache.hadoop.dfs.DataNode: Served block blk_-4114464184254609514 to /192.168.0.2</text:span></text:span></text:p>
            <text:p text:style-name="P29"><text:span text:style-name="Source_20_Text"><text:span text:style-name="T1">... INFO org.apache.hadoop.dfs.DataNode: Served block blk_-4561652742730019659 to /192.168.0.2</text:span></text:span></text:p>
            <text:p text:style-name="P29"><text:span text:style-name="Source_20_Text"><text:span text:style-name="T1">&lt;snipp&gt;</text:span></text:span></text:p>
            <text:p text:style-name="P29"><text:span text:style-name="Source_20_Text"><text:span text:style-name="T1">... INFO org.apache.hadoop.dfs.DataNode: Received block blk_-2075170214887808716 from /192.168.0.2 and mirrored to /192.168.0.1:50010</text:span></text:span></text:p>
            <text:p text:style-name="P29"><text:span text:style-name="Source_20_Text"><text:span text:style-name="T1">... INFO org.apache.hadoop.dfs.DataNode: Received block blk_1422409522782401364 from /192.168.0.2 and mirrored to /192.168.0.1:50010</text:span></text:span></text:p>
            <text:p text:style-name="P29"><text:span text:style-name="Source_20_Text"><text:span text:style-name="T1">... INFO org.apache.hadoop.dfs.DataNode: Deleting block blk_-2942401177672711226 file /app/hadoop/tmp/dfs/data/current/blk_-2942401177672711226</text:span></text:span></text:p>
            <text:p text:style-name="P29"><text:span text:style-name="Source_20_Text"><text:span text:style-name="T1">... INFO org.apache.hadoop.dfs.DataNode: Deleting block blk_-3019298164878756077 file /app/hadoop/tmp/dfs/data/current/blk_-3019298164878756077</text:span></text:span></text:p>
          </table:table-cell>
        </table:table-row>
      </table:table>
      <text:p text:style-name="P31"><text:span text:style-name="T61">…</text:span><text:span text:style-name="T8">and on </text:span><text:span text:style-name="Source_20_Text"><text:span text:style-name="T65">slave</text:span></text:span><text:span text:style-name="T8"> for its TaskTracker daemon.</text:span></text:p>
      <text:p text:style-name="P19">logs/hadoop-hduser-tasktracker-slave.log (on slave)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28">1</text:p>
            <text:p text:style-name="P28">2</text:p>
            <text:p text:style-name="P28">3</text:p>
            <text:p text:style-name="P28">4</text:p>
            <text:p text:style-name="P28">5</text:p>
            <text:p text:style-name="P28">6</text:p>
            <text:p text:style-name="P28">7</text:p>
            <text:p text:style-name="P28">8</text:p>
            <text:p text:style-name="P28">9</text:p>
            <text:p text:style-name="P28"><text:soft-page-break/>10</text:p>
            <text:p text:style-name="P28">11</text:p>
            <text:p text:style-name="P28">12</text:p>
            <text:p text:style-name="P28">13</text:p>
            <text:p text:style-name="P28">14</text:p>
            <text:p text:style-name="P28">15</text:p>
            <text:p text:style-name="P28">16</text:p>
            <text:p text:style-name="P28">17</text:p>
            <text:p text:style-name="P28">18</text:p>
            <text:p text:style-name="P28">19</text:p>
            <text:p text:style-name="P28">20</text:p>
            <text:p text:style-name="P28">21</text:p>
            <text:p text:style-name="P28">22</text:p>
            <text:p text:style-name="P28">23</text:p>
            <text:p text:style-name="P28">24</text:p>
            <text:p text:style-name="P28">25</text:p>
            <text:p text:style-name="P28">26</text:p>
            <text:p text:style-name="P28">27</text:p>
            <text:p text:style-name="P28">28</text:p>
            <text:p text:style-name="P28">29</text:p>
          </table:table-cell>
          <table:table-cell table:style-name="Table26.A1" office:value-type="string">
            <text:p text:style-name="P29"><text:span text:style-name="Source_20_Text"><text:span text:style-name="T1">... INFO org.apache.hadoop.mapred.TaskTracker: LaunchTaskAction: task_0001_m_000000_0</text:span></text:span></text:p>
            <text:p text:style-name="P29"><text:span text:style-name="Source_20_Text"><text:span text:style-name="T1">... INFO org.apache.hadoop.mapred.TaskTracker: LaunchTaskAction: task_0001_m_000001_0</text:span></text:span></text:p>
            <text:p text:style-name="P29"><text:span text:style-name="Source_20_Text"><text:span text:style-name="T1">... task_0001_m_000001_0 0.08362164% hdfs://master:54310/user/hduser/gutenberg/ulyss12.txt:0+1561677</text:span></text:span></text:p>
            <text:p text:style-name="P29"><text:span text:style-name="Source_20_Text"><text:span text:style-name="T1">... task_0001_m_000000_0 0.07951202% hdfs://master:54310/user/hduser/gutenberg/19699.txt:0+1945731</text:span></text:span></text:p>
            <text:p text:style-name="P29"><text:span text:style-name="Source_20_Text"><text:span text:style-name="T1">&lt;snipp&gt;</text:span></text:span></text:p>
            <text:p text:style-name="P29"><text:span text:style-name="Source_20_Text"><text:span text:style-name="T1">... task_0001_m_000001_0 0.35611463% hdfs://master:54310/user/hduser/gutenberg/ulyss12.txt:0+1561677</text:span></text:span></text:p>
            <text:p text:style-name="P29"><text:span text:style-name="Source_20_Text"><text:span text:style-name="T1">... Task task_0001_m_000001_0 is </text:span></text:span><text:span text:style-name="Source_20_Text"><text:span text:style-name="T91">done</text:span></text:span><text:span text:style-name="Source_20_Text"><text:span text:style-name="T1">.</text:span></text:span></text:p>
            <text:p text:style-name="P29"><text:span text:style-name="Source_20_Text"><text:span text:style-name="T1">... task_0001_m_000000_0 1.0% hdfs://master:54310/user/hduser/gutenberg/19699.txt:0+1945731</text:span></text:span></text:p>
            <text:p text:style-name="P29"><text:span text:style-name="Source_20_Text"><text:span text:style-name="T1">... LaunchTaskAction: task_0001_m_000006_0</text:span></text:span></text:p>
            <text:p text:style-name="P29"><text:soft-page-break/><text:span text:style-name="Source_20_Text"><text:span text:style-name="T1">... LaunchTaskAction: task_0001_r_000000_0</text:span></text:span></text:p>
            <text:p text:style-name="P29"><text:span text:style-name="Source_20_Text"><text:span text:style-name="T1">... task_0001_m_000000_0 1.0% hdfs://master:54310/user/hduser/gutenberg/19699.txt:0+1945731</text:span></text:span></text:p>
            <text:p text:style-name="P29"><text:span text:style-name="Source_20_Text"><text:span text:style-name="T1">... Task task_0001_m_000000_0 is </text:span></text:span><text:span text:style-name="Source_20_Text"><text:span text:style-name="T91">done</text:span></text:span><text:span text:style-name="Source_20_Text"><text:span text:style-name="T1">.</text:span></text:span></text:p>
            <text:p text:style-name="P29"><text:span text:style-name="Source_20_Text"><text:span text:style-name="T1">... task_0001_m_000006_0 0.6844295% hdfs://master:54310/user/hduser/gutenberg/132.txt:0+343695</text:span></text:span></text:p>
            <text:p text:style-name="P29"><text:span text:style-name="Source_20_Text"><text:span text:style-name="T1">... task_0001_r_000000_0 0.095238104% reduce &gt; copy </text:span></text:span><text:span text:style-name="Source_20_Text"><text:span text:style-name="T2">(</text:span></text:span><text:span text:style-name="Source_20_Text"><text:span text:style-name="T1">2 of 7 at 1.68 MB/s</text:span></text:span><text:span text:style-name="Source_20_Text"><text:span text:style-name="T2">)</text:span></text:span><text:span text:style-name="Source_20_Text"><text:span text:style-name="T1"> &gt;</text:span></text:span></text:p>
            <text:p text:style-name="P29"><text:span text:style-name="Source_20_Text"><text:span text:style-name="T1">... task_0001_m_000006_0 1.0% hdfs://master:54310/user/hduser/gutenberg/132.txt:0+343695</text:span></text:span></text:p>
            <text:p text:style-name="P29"><text:span text:style-name="Source_20_Text"><text:span text:style-name="T1">... Task task_0001_m_000006_0 is </text:span></text:span><text:span text:style-name="Source_20_Text"><text:span text:style-name="T91">done</text:span></text:span><text:span text:style-name="Source_20_Text"><text:span text:style-name="T1">.</text:span></text:span></text:p>
            <text:p text:style-name="P29"><text:span text:style-name="Source_20_Text"><text:span text:style-name="T1">... task_0001_r_000000_0 0.14285716% reduce &gt; copy </text:span></text:span><text:span text:style-name="Source_20_Text"><text:span text:style-name="T2">(</text:span></text:span><text:span text:style-name="Source_20_Text"><text:span text:style-name="T1">3 of 7 at 1.02 MB/s</text:span></text:span><text:span text:style-name="Source_20_Text"><text:span text:style-name="T2">)</text:span></text:span><text:span text:style-name="Source_20_Text"><text:span text:style-name="T1"> &gt;</text:span></text:span></text:p>
            <text:p text:style-name="P29"><text:span text:style-name="Source_20_Text"><text:span text:style-name="T1">&lt;snipp&gt;</text:span></text:span></text:p>
            <text:p text:style-name="P29"><text:span text:style-name="Source_20_Text"><text:span text:style-name="T1">... task_0001_r_000000_0 0.14285716% reduce &gt; copy </text:span></text:span><text:span text:style-name="Source_20_Text"><text:span text:style-name="T2">(</text:span></text:span><text:span text:style-name="Source_20_Text"><text:span text:style-name="T1">3 of 7 at 1.02 MB/s</text:span></text:span><text:span text:style-name="Source_20_Text"><text:span text:style-name="T2">)</text:span></text:span><text:span text:style-name="Source_20_Text"><text:span text:style-name="T1"> &gt;</text:span></text:span></text:p>
            <text:p text:style-name="P29"><text:span text:style-name="Source_20_Text"><text:span text:style-name="T1">... task_0001_r_000000_0 0.23809525% reduce &gt; copy </text:span></text:span><text:span text:style-name="Source_20_Text"><text:span text:style-name="T2">(</text:span></text:span><text:span text:style-name="Source_20_Text"><text:span text:style-name="T1">5 of 7 at 0.32 MB/s</text:span></text:span><text:span text:style-name="Source_20_Text"><text:span text:style-name="T2">)</text:span></text:span><text:span text:style-name="Source_20_Text"><text:span text:style-name="T1"> &gt;</text:span></text:span></text:p>
            <text:p text:style-name="P29"><text:span text:style-name="Source_20_Text"><text:span text:style-name="T1">... task_0001_r_000000_0 0.6859089% reduce &gt; reduce</text:span></text:span></text:p>
            <text:p text:style-name="P29"><text:span text:style-name="Source_20_Text"><text:span text:style-name="T1">... task_0001_r_000000_0 0.7897389% reduce &gt; reduce</text:span></text:span></text:p>
            <text:p text:style-name="P29"><text:span text:style-name="Source_20_Text"><text:span text:style-name="T1">... task_0001_r_000000_0 0.86783284% reduce &gt; reduce</text:span></text:span></text:p>
            <text:p text:style-name="P29"><text:span text:style-name="Source_20_Text"><text:span text:style-name="T1">... Task task_0001_r_000000_0 is </text:span></text:span><text:span text:style-name="Source_20_Text"><text:span text:style-name="T91">done</text:span></text:span><text:span text:style-name="Source_20_Text"><text:span text:style-name="T1">.</text:span></text:span></text:p>
            <text:p text:style-name="P29"><text:span text:style-name="Source_20_Text"><text:span text:style-name="T1">... Received </text:span></text:span><text:span text:style-name="Source_20_Text"><text:span text:style-name="T85">'KillJobAction'</text:span></text:span><text:span text:style-name="Source_20_Text"><text:span text:style-name="T1"> </text:span></text:span><text:span text:style-name="Source_20_Text"><text:span text:style-name="T91">for </text:span></text:span><text:span text:style-name="Source_20_Text"><text:span text:style-name="T1">job: job_0001</text:span></text:span></text:p>
            <text:p text:style-name="P29"><text:span text:style-name="Source_20_Text"><text:span text:style-name="T1">... task_0001_r_000000_0 </text:span></text:span><text:span text:style-name="Source_20_Text"><text:span text:style-name="T91">done</text:span></text:span><text:span text:style-name="Source_20_Text"><text:span text:style-name="T1">; removing files.</text:span></text:span></text:p>
            <text:p text:style-name="P29"><text:span text:style-name="Source_20_Text"><text:span text:style-name="T1">... task_0001_m_000000_0 </text:span></text:span><text:span text:style-name="Source_20_Text"><text:span text:style-name="T91">done</text:span></text:span><text:span text:style-name="Source_20_Text"><text:span text:style-name="T1">; removing files.</text:span></text:span></text:p>
            <text:p text:style-name="P29"><text:span text:style-name="Source_20_Text"><text:span text:style-name="T1">... task_0001_m_000006_0 </text:span></text:span><text:span text:style-name="Source_20_Text"><text:span text:style-name="T91">done</text:span></text:span><text:span text:style-name="Source_20_Text"><text:span text:style-name="T1">; removing files.</text:span></text:span></text:p>
            <text:p text:style-name="P29"><text:span text:style-name="Source_20_Text"><text:span text:style-name="T1">... task_0001_m_000001_0 </text:span></text:span><text:span text:style-name="Source_20_Text"><text:span text:style-name="T91">done</text:span></text:span><text:span text:style-name="Source_20_Text"><text:span text:style-name="T1">; removing files.</text:span></text:span></text:p>
          </table:table-cell>
        </table:table-row>
      </table:table>
      <text:p text:style-name="P3"><text:span text:style-name="T59">Eger jobın çıktısını incelmek istersek output datasını HDFS den lokalimize alabilriz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Fjalla One" svg:font-family="'Fjalla One', sans-serif"/>
    <style:font-face style:name="Lohit Hindi1" svg:font-family="'Lohit Hindi'"/>
    <style:font-face style:name="Menlo" svg:font-family="Menlo, Monaco, 'Andale Mono', 'lucida console', 'Courier New', monospace"/>
    <style:font-face style:name="PT Serif" svg:font-family="'PT Serif', Georgia, Times, 'Times New Roman', serif"/>
    <style:font-face style:name="inherit" svg:font-family="inherit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2-18T11:29:55.702975299</meta:creation-date>
    <dc:date>2014-02-18T20:02:14.956706955</dc:date>
    <dc:creator>sertac </dc:creator>
    <meta:editing-duration>PT2H44M16S</meta:editing-duration>
    <meta:editing-cycles>188</meta:editing-cycles>
    <meta:generator>LibreOffice/4.1.3.2$Linux_X86_64 LibreOffice_project/410m0$Build-2</meta:generator>
    <meta:document-statistic meta:table-count="26" meta:image-count="2" meta:object-count="0" meta:page-count="13" meta:paragraph-count="570" meta:word-count="2400" meta:character-count="21120" meta:non-whitespace-character-count="19128"/>
  </office:meta>
</office:document-meta>
</file>